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2.351cm" table:align="center"/>
    </style:style>
    <style:style style:name="Table3.A" style:family="table-column">
      <style:table-column-properties style:column-width="1.102cm"/>
    </style:style>
    <style:style style:name="Table3.B" style:family="table-column">
      <style:table-column-properties style:column-width="1.27cm"/>
    </style:style>
    <style:style style:name="Table3.C" style:family="table-column">
      <style:table-column-properties style:column-width="1.104cm"/>
    </style:style>
    <style:style style:name="Table3.F" style:family="table-column">
      <style:table-column-properties style:column-width="1.752cm"/>
    </style:style>
    <style:style style:name="Table3.1" style:family="table-row">
      <style:table-row-properties style:min-row-height="0.617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05pt double-thin #000000" style:writing-mode="page">
        <style:background-image/>
      </style:table-cell-properties>
    </style:style>
    <style:style style:name="Table3.I1" style:family="table-cell">
      <style:table-cell-properties fo:background-color="transparent" fo:padding="0.097cm" fo:border-left="0.5pt solid #000000" fo:border-right="0.5pt solid #000000" fo:border-top="0.5pt solid #000000" fo:border-bottom="0.05pt double-thin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1pt solid #000000" style:writing-mode="page">
        <style:background-image/>
      </style:table-cell-properties>
    </style:style>
    <style:style style:name="Table3.J2" style:family="table-cell">
      <style:table-cell-properties fo:background-color="transparent" fo:padding="0.097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3.J3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3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officeooo:rsid="0017deaa" officeooo:paragraph-rsid="0017deaa" style:font-size-asian="8.75pt" style:font-size-complex="10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4pt" fo:font-weight="bold" officeooo:rsid="0017deaa" officeooo:paragraph-rsid="0017deaa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fo:font-weight="bold" officeooo:rsid="0017deaa" officeooo:paragraph-rsid="0017deaa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fo:font-weight="bold" officeooo:rsid="00263f6f" officeooo:paragraph-rsid="00263f6f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fo:font-weight="bold" officeooo:rsid="00250e4b" officeooo:paragraph-rsid="00250e4b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style:text-underline-style="none" fo:font-weight="bold" officeooo:rsid="00217588" officeooo:paragraph-rsid="00217588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2pt" fo:language="el" fo:country="GR" fo:font-weight="bold" officeooo:rsid="002e959e" officeooo:paragraph-rsid="002e959e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l" fo:country="GR" officeooo:rsid="00699990" officeooo:paragraph-rsid="00699990" style:font-size-asian="9pt" style:font-size-complex="9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l" fo:country="GR" officeooo:rsid="00307e16" officeooo:paragraph-rsid="00307e16" style:font-size-asian="9pt" style:font-size-complex="9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l" fo:country="GR" fo:font-weight="normal" officeooo:rsid="00532597" officeooo:paragraph-rsid="00532597" style:font-size-asian="9pt" style:font-weight-asian="normal" style:font-size-complex="9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l" fo:country="GR" officeooo:rsid="002df66a" officeooo:paragraph-rsid="002df66a" style:font-size-asian="7.84999990463257pt" style:font-size-complex="9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l" fo:country="GR" officeooo:rsid="00217588" officeooo:paragraph-rsid="00217588" style:font-size-asian="7.84999990463257pt" style:font-size-complex="9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l" fo:country="GR" officeooo:rsid="002e959e" officeooo:paragraph-rsid="002e959e" style:font-size-asian="7.84999990463257pt" style:font-size-complex="9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officeooo:rsid="00699990" officeooo:paragraph-rsid="00699990" style:font-size-asian="9pt" style:font-size-complex="9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officeooo:rsid="0017deaa" officeooo:paragraph-rsid="0017deaa" style:font-size-asian="9pt" style:font-size-complex="9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font-weight="normal" officeooo:rsid="0040db5e" officeooo:paragraph-rsid="004af162" style:font-size-asian="9pt" style:font-weight-asian="normal" style:font-size-complex="9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n" fo:country="US" fo:font-weight="normal" officeooo:rsid="00491709" officeooo:paragraph-rsid="004af162" style:font-size-asian="9pt" style:font-weight-asian="normal" style:font-size-complex="9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n" fo:country="US" fo:font-weight="normal" officeooo:rsid="00491709" officeooo:paragraph-rsid="004af162" style:font-size-asian="7.84999990463257pt" style:font-weight-asian="normal" style:font-size-complex="9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n" fo:country="US" officeooo:rsid="004af162" officeooo:paragraph-rsid="0050194d" style:font-size-asian="7.84999990463257pt" style:font-size-complex="9pt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fo:language="en" fo:country="US" officeooo:rsid="003a8ce3" officeooo:paragraph-rsid="003a1fd6" style:font-size-asian="9pt" style:font-size-complex="9pt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officeooo:rsid="0017deaa" officeooo:paragraph-rsid="0017deaa" style:font-size-asian="7.84999990463257pt" style:font-size-complex="9pt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officeooo:rsid="00247504" officeooo:paragraph-rsid="00247504" style:font-size-asian="7.84999990463257pt" style:font-size-complex="9p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officeooo:rsid="00217588" officeooo:paragraph-rsid="00217588" style:font-size-asian="7.84999990463257pt" style:font-size-complex="9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9pt" officeooo:rsid="00263f6f" officeooo:paragraph-rsid="00263f6f" style:font-size-asian="7.84999990463257pt" style:font-size-complex="9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10pt" fo:font-weight="normal" officeooo:rsid="0040db5e" officeooo:paragraph-rsid="00491709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9pt" fo:font-weight="normal" officeooo:rsid="0040db5e" officeooo:paragraph-rsid="00491709" style:font-size-asian="9pt" style:font-weight-asian="normal" style:font-size-complex="9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9pt" fo:language="en" fo:country="US" fo:font-weight="normal" officeooo:rsid="00491709" officeooo:paragraph-rsid="00491709" style:font-size-asian="9pt" style:font-weight-asian="normal" style:font-size-complex="9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9pt" officeooo:rsid="0017deaa" officeooo:paragraph-rsid="002df66a" style:font-size-asian="9pt" style:font-size-complex="9pt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Courier New" fo:font-size="9pt" officeooo:rsid="00217588" officeooo:paragraph-rsid="00217588" style:font-size-asian="9pt" style:font-size-complex="9pt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font-name="Courier New" fo:font-size="9pt" fo:language="en" fo:country="US" fo:font-weight="normal" officeooo:rsid="0017deaa" officeooo:paragraph-rsid="002df66a" style:font-size-asian="9pt" style:font-weight-asian="normal" style:font-size-complex="9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font-name="Courier New" fo:font-size="9pt" fo:font-weight="normal" officeooo:rsid="00263f6f" officeooo:paragraph-rsid="00263f6f" style:font-size-asian="9pt" style:font-weight-asian="normal" style:font-size-complex="9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font-name="Arial" fo:font-size="9pt" officeooo:rsid="00263f6f" officeooo:paragraph-rsid="00263f6f" style:font-size-asian="9pt" style:font-size-complex="9pt"/>
    </style:style>
    <style:style style:name="P3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font-name="Arial" fo:font-size="9pt" fo:font-weight="normal" officeooo:rsid="00263f6f" officeooo:paragraph-rsid="00263f6f" style:font-size-asian="9pt" style:font-weight-asian="normal" style:font-size-complex="9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font-name="Arial" fo:font-size="9pt" fo:font-weight="normal" officeooo:rsid="00263f6f" officeooo:paragraph-rsid="00263f6f" style:font-size-asian="7.84999990463257pt" style:font-weight-asian="normal" style:font-size-complex="9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4b5e83" officeooo:paragraph-rsid="0050fc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" fo:font-size="14pt" fo:font-weight="normal" officeooo:rsid="0017deaa" officeooo:paragraph-rsid="0017deaa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lr-tb"/>
      <style:text-properties style:font-name="Courier New" fo:font-size="9pt" officeooo:rsid="00217588" officeooo:paragraph-rsid="00217588" style:font-size-asian="9pt" style:font-size-complex="9pt"/>
    </style:style>
    <style:style style:name="P38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lr-tb"/>
      <style:text-properties style:font-name="Arial" fo:font-size="9pt" fo:language="el" fo:country="GR" officeooo:rsid="0059ba86" officeooo:paragraph-rsid="0059ba86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rsid="00543939" officeooo:paragraph-rsid="005439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50ef51" officeooo:paragraph-rsid="0050e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50ef51" officeooo:paragraph-rsid="0050fc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50ef51" officeooo:paragraph-rsid="00510cb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50ef51" officeooo:paragraph-rsid="0050ef5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50ef51" officeooo:paragraph-rsid="0050fcb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50ef51" officeooo:paragraph-rsid="00510cb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Arial" fo:font-size="11pt" fo:font-weight="normal" officeooo:rsid="003816b9" officeooo:paragraph-rsid="0017deaa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Arial" fo:font-size="10pt" officeooo:rsid="003a1fd6" officeooo:paragraph-rsid="0081113d" style:font-size-asian="8.75pt" style:font-size-complex="10pt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font-name="Arial" fo:font-size="9pt" fo:font-weight="normal" officeooo:rsid="00263f6f" officeooo:paragraph-rsid="00263f6f" style:font-size-asian="9pt" style:font-weight-asian="normal" style:font-size-complex="9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style:font-name="Arial" fo:font-size="9pt" fo:font-weight="normal" officeooo:rsid="00263f6f" officeooo:paragraph-rsid="00263f6f" style:font-size-asian="7.84999990463257pt" style:font-weight-asian="normal" style:font-size-complex="9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7f395f"/>
    </style:style>
    <style:style style:name="P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3399ff" style:font-name="Courier New" fo:font-size="9pt" fo:font-weight="normal" officeooo:rsid="00263f6f" officeooo:paragraph-rsid="00263f6f" style:font-size-asian="9pt" style:font-weight-asian="normal" style:font-size-complex="9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2a932"/>
    </style:style>
    <style:style style:name="T3" style:family="text">
      <style:text-properties fo:language="en" fo:country="US" officeooo:rsid="0044ede1"/>
    </style:style>
    <style:style style:name="T4" style:family="text">
      <style:text-properties fo:language="en" fo:country="US" officeooo:rsid="0048fb27"/>
    </style:style>
    <style:style style:name="T5" style:family="text">
      <style:text-properties fo:language="en" fo:country="US" officeooo:rsid="00491709"/>
    </style:style>
    <style:style style:name="T6" style:family="text">
      <style:text-properties fo:language="en" fo:country="US" officeooo:rsid="004af162"/>
    </style:style>
    <style:style style:name="T7" style:family="text">
      <style:text-properties fo:language="en" fo:country="US" officeooo:rsid="007ddbf8"/>
    </style:style>
    <style:style style:name="T8" style:family="text">
      <style:text-properties fo:language="en" fo:country="US" officeooo:rsid="007f395f"/>
    </style:style>
    <style:style style:name="T9" style:family="text">
      <style:text-properties fo:language="el" fo:country="GR"/>
    </style:style>
    <style:style style:name="T10" style:family="text">
      <style:text-properties fo:language="el" fo:country="GR" officeooo:rsid="00422c4f"/>
    </style:style>
    <style:style style:name="T11" style:family="text">
      <style:text-properties fo:language="el" fo:country="GR" officeooo:rsid="0042a932"/>
    </style:style>
    <style:style style:name="T12" style:family="text">
      <style:text-properties fo:language="el" fo:country="GR" officeooo:rsid="00446c14"/>
    </style:style>
    <style:style style:name="T13" style:family="text">
      <style:text-properties fo:language="el" fo:country="GR" officeooo:rsid="0044ede1"/>
    </style:style>
    <style:style style:name="T14" style:family="text">
      <style:text-properties fo:language="el" fo:country="GR" officeooo:rsid="00457c71"/>
    </style:style>
    <style:style style:name="T15" style:family="text">
      <style:text-properties fo:language="el" fo:country="GR" officeooo:rsid="0047456d"/>
    </style:style>
    <style:style style:name="T16" style:family="text">
      <style:text-properties fo:language="el" fo:country="GR" officeooo:rsid="0048fb27"/>
    </style:style>
    <style:style style:name="T17" style:family="text">
      <style:text-properties fo:language="el" fo:country="GR" officeooo:rsid="00491709"/>
    </style:style>
    <style:style style:name="T18" style:family="text">
      <style:text-properties fo:language="el" fo:country="GR" officeooo:rsid="007ddbf8"/>
    </style:style>
    <style:style style:name="T19" style:family="text">
      <style:text-properties fo:language="el" fo:country="GR" officeooo:rsid="007f395f"/>
    </style:style>
    <style:style style:name="T20" style:family="text">
      <style:text-properties style:font-name="Courier New"/>
    </style:style>
    <style:style style:name="T21" style:family="text">
      <style:text-properties style:font-name="Courier New" fo:language="en" fo:country="US"/>
    </style:style>
    <style:style style:name="T22" style:family="text">
      <style:text-properties style:font-name="Courier New" fo:language="en" fo:country="US" officeooo:rsid="007baf63"/>
    </style:style>
    <style:style style:name="T23" style:family="text">
      <style:text-properties style:font-name="Courier New" fo:font-weight="normal" style:font-weight-asian="normal" style:font-weight-complex="normal"/>
    </style:style>
    <style:style style:name="T24" style:family="text">
      <style:text-properties fo:color="#0000ff" fo:font-weight="bold" style:font-weight-asian="bold" style:font-weight-complex="bold"/>
    </style:style>
    <style:style style:name="T25" style:family="text">
      <style:text-properties fo:color="#0000ff" style:font-name="Courier New" fo:font-weight="bold" style:font-weight-asian="bold" style:font-weight-complex="bold"/>
    </style:style>
    <style:style style:name="T26" style:family="text">
      <style:text-properties fo:color="#0000ff" style:font-name="Courier New" fo:language="en" fo:country="US" fo:font-weight="bold" officeooo:rsid="007baf63" style:font-weight-asian="bold" style:font-weight-complex="bold"/>
    </style:style>
    <style:style style:name="T27" style:family="text">
      <style:text-properties fo:color="#0000ff" style:font-name="Courier New" fo:font-size="9pt" fo:language="en" fo:country="US" fo:font-weight="bold" officeooo:rsid="007baf63" style:font-size-asian="9pt" style:font-weight-asian="bold" style:font-size-complex="9pt" style:font-weight-complex="bold"/>
    </style:style>
    <style:style style:name="T28" style:family="text">
      <style:text-properties fo:color="#0000ff" fo:language="en" fo:country="US" fo:font-weight="bold" officeooo:rsid="00491709" style:font-weight-asian="bold" style:font-weight-complex="bold"/>
    </style:style>
    <style:style style:name="T29" style:family="text">
      <style:text-properties fo:color="#0000ff" fo:font-size="9pt" fo:language="en" fo:country="US" fo:font-weight="bold" officeooo:rsid="00491709" style:font-size-asian="9pt" style:font-weight-asian="bold" style:font-size-complex="9pt" style:font-weight-complex="bold"/>
    </style:style>
    <style:style style:name="T30" style:family="text">
      <style:text-properties fo:color="#0000ff" style:font-name="Arial" fo:font-size="9pt" fo:language="en" fo:country="US" fo:font-weight="bold" officeooo:rsid="007baf63" style:font-size-asian="9pt" style:font-weight-asian="bold" style:font-size-complex="9pt" style:font-weight-complex="bold"/>
    </style:style>
    <style:style style:name="T31" style:family="text">
      <style:text-properties fo:color="#ff9900"/>
    </style:style>
    <style:style style:name="T32" style:family="text">
      <style:text-properties fo:color="#ff9900" style:font-name="Courier New"/>
    </style:style>
    <style:style style:name="T33" style:family="text">
      <style:text-properties fo:color="#ff9900" fo:language="en" fo:country="US" officeooo:rsid="00491709"/>
    </style:style>
    <style:style style:name="T34" style:family="text">
      <style:text-properties fo:color="#ff9900" fo:font-size="9pt" fo:language="en" fo:country="US" officeooo:rsid="00491709" style:font-size-asian="9pt" style:font-size-complex="9pt"/>
    </style:style>
    <style:style style:name="T35" style:family="text">
      <style:text-properties officeooo:rsid="003e73d6"/>
    </style:style>
    <style:style style:name="T36" style:family="text">
      <style:text-properties officeooo:rsid="004c5054"/>
    </style:style>
    <style:style style:name="T37" style:family="text">
      <style:text-properties officeooo:rsid="0050fcb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999999" fo:language="en" fo:country="US" fo:font-weight="bold" officeooo:rsid="00491709" style:font-weight-asian="bold" style:font-weight-complex="bold"/>
    </style:style>
    <style:style style:name="T40" style:family="text">
      <style:text-properties fo:color="#666666"/>
    </style:style>
    <style:style style:name="T41" style:family="text">
      <style:text-properties fo:color="#666666" fo:language="en" fo:country="US" officeooo:rsid="00491709"/>
    </style:style>
    <style:style style:name="T42" style:family="text">
      <style:text-properties fo:color="#666666" style:font-name="Courier New"/>
    </style:style>
    <style:style style:name="T43" style:family="text">
      <style:text-properties fo:color="#007826"/>
    </style:style>
    <style:style style:name="T44" style:family="text">
      <style:text-properties fo:color="#007826" fo:language="en" fo:country="US" officeooo:rsid="00491709"/>
    </style:style>
    <style:style style:name="T45" style:family="text">
      <style:text-properties fo:color="#007826" fo:font-size="9pt" fo:language="en" fo:country="US" officeooo:rsid="00491709" style:font-size-asian="9pt" style:font-size-complex="9pt"/>
    </style:style>
    <style:style style:name="T46" style:family="text">
      <style:text-properties fo:color="#007826" style:font-name="Courier New"/>
    </style:style>
    <style:style style:name="T47" style:family="text">
      <style:text-properties fo:color="#007826" style:font-name="Courier New" fo:language="en" fo:country="US" officeooo:rsid="007baf63"/>
    </style:style>
    <style:style style:name="T48" style:family="text">
      <style:text-properties fo:color="#007826" style:font-name="Courier New" fo:language="el" fo:country="GR" officeooo:rsid="007bff1d"/>
    </style:style>
    <style:style style:name="T49" style:family="text">
      <style:text-properties fo:color="#007826" style:font-name="Courier New" fo:font-size="9pt" fo:language="en" fo:country="US" fo:font-weight="normal" officeooo:rsid="00263f6f" style:font-size-asian="9pt" style:font-weight-asian="normal" style:font-size-complex="9pt" style:font-weight-complex="normal"/>
    </style:style>
    <style:style style:name="T50" style:family="text">
      <style:text-properties fo:color="#007826" style:font-name="Courier New" fo:font-size="9pt" fo:language="en" fo:country="US" fo:font-weight="normal" officeooo:rsid="007baf63" style:font-size-asian="9pt" style:font-weight-asian="normal" style:font-size-complex="9pt" style:font-weight-complex="normal"/>
    </style:style>
    <style:style style:name="T51" style:family="text">
      <style:text-properties fo:color="#007826" style:font-name="Arial" fo:font-size="9pt" fo:language="en" fo:country="US" fo:font-weight="normal" officeooo:rsid="00263f6f" style:font-size-asian="9pt" style:font-weight-asian="normal" style:font-size-complex="9pt" style:font-weight-complex="normal"/>
    </style:style>
    <style:style style:name="T52" style:family="text">
      <style:text-properties fo:color="#007826" style:font-name="Arial" fo:font-size="9pt" fo:language="en" fo:country="US" fo:font-weight="normal" officeooo:rsid="007baf63" style:font-size-asian="9pt" style:font-weight-asian="normal" style:font-size-complex="9pt" style:font-weight-complex="normal"/>
    </style:style>
    <style:style style:name="T53" style:family="text">
      <style:text-properties fo:color="#3399ff"/>
    </style:style>
    <style:style style:name="T54" style:family="text">
      <style:text-properties fo:color="#3399ff" style:font-name="Courier New"/>
    </style:style>
    <style:style style:name="T55" style:family="text">
      <style:text-properties fo:color="#3399ff" style:font-name="Courier New" fo:font-weight="normal" style:font-weight-asian="normal" style:font-weight-complex="normal"/>
    </style:style>
    <style:style style:name="T56" style:family="text">
      <style:text-properties fo:color="#3399ff" fo:language="en" fo:country="US" fo:font-weight="normal" style:font-weight-asian="normal" style:font-weight-complex="normal"/>
    </style:style>
    <style:style style:name="T57" style:family="text">
      <style:text-properties fo:font-size="9pt" fo:language="en" fo:country="US" style:font-size-asian="9pt" style:font-size-complex="9pt"/>
    </style:style>
    <style:style style:name="T58" style:family="text">
      <style:text-properties fo:font-size="9pt" fo:language="en" fo:country="US" officeooo:rsid="00491709" style:font-size-asian="9pt" style:font-size-complex="9pt"/>
    </style:style>
    <style:style style:name="T59" style:family="text">
      <style:text-properties fo:font-size="9pt" fo:language="en" fo:country="US" officeooo:rsid="003a8ce3" style:font-size-asian="9pt" style:font-size-complex="9pt"/>
    </style:style>
    <style:style style:name="T60" style:family="text">
      <style:text-properties fo:font-size="9pt" fo:language="en" fo:country="US" officeooo:rsid="007522c6" style:font-size-asian="9pt" style:font-size-complex="9pt"/>
    </style:style>
    <style:style style:name="T61" style:family="text">
      <style:text-properties fo:font-size="9pt" fo:language="en" fo:country="US" officeooo:rsid="0081113d" style:font-size-asian="9pt" style:font-size-complex="9pt"/>
    </style:style>
    <style:style style:name="T62" style:family="text">
      <style:text-properties fo:font-size="9pt" fo:language="en" fo:country="US" fo:font-weight="bold" style:font-size-asian="9pt" style:font-weight-asian="bold" style:font-size-complex="9pt" style:font-weight-complex="bold"/>
    </style:style>
    <style:style style:name="T63" style:family="text">
      <style:text-properties fo:font-size="9pt" fo:language="en" fo:country="US" fo:font-weight="bold" officeooo:rsid="003a8ce3" style:font-size-asian="9pt" style:font-weight-asian="bold" style:font-size-complex="9pt" style:font-weight-complex="bold"/>
    </style:style>
    <style:style style:name="T64" style:family="text">
      <style:text-properties fo:font-size="9pt" fo:language="el" fo:country="GR" fo:font-weight="bold" style:font-size-asian="9pt" style:font-weight-asian="bold" style:font-size-complex="9pt" style:font-weight-complex="bold"/>
    </style:style>
    <style:style style:name="T65" style:family="text">
      <style:text-properties fo:font-size="9pt" fo:language="el" fo:country="GR" style:font-size-asian="9pt" style:font-size-complex="9pt"/>
    </style:style>
    <style:style style:name="T66" style:family="text">
      <style:text-properties fo:font-size="9pt" fo:language="el" fo:country="GR" officeooo:rsid="003a8ce3" style:font-size-asian="9pt" style:font-size-complex="9pt"/>
    </style:style>
    <style:style style:name="T67" style:family="text">
      <style:text-properties style:use-window-font-color="true" fo:language="en" fo:country="US" fo:font-weight="normal" style:font-weight-asian="normal" style:font-weight-complex="normal"/>
    </style:style>
    <style:style style:name="T68" style:family="text">
      <style:text-properties style:use-window-font-color="true" style:font-name="Courier New" fo:font-size="9pt" fo:language="en" fo:country="US" fo:font-weight="normal" officeooo:rsid="007baf63" style:font-size-asian="9pt" style:font-weight-asian="normal" style:font-size-complex="9pt" style:font-weight-complex="normal"/>
    </style:style>
    <style:style style:name="T69" style:family="text">
      <style:text-properties style:use-window-font-color="true" style:font-name="Arial" fo:font-size="9pt" fo:language="en" fo:country="US" fo:font-weight="normal" officeooo:rsid="007baf63" style:font-size-asian="9pt" style:font-weight-asian="normal" style:font-size-complex="9pt" style:font-weight-complex="normal"/>
    </style:style>
    <style:style style:name="T70" style:family="text">
      <style:text-properties style:use-window-font-color="true" style:font-name="Arial" fo:font-size="9pt" fo:language="en" fo:country="US" fo:font-weight="normal" officeooo:rsid="00263f6f" style:font-size-asian="9pt" style:font-weight-asian="normal" style:font-size-complex="9pt" style:font-weight-complex="normal"/>
    </style:style>
    <style:style style:name="T71" style:family="text">
      <style:text-properties style:use-window-font-color="true" style:font-name="Arial" fo:font-size="9pt" fo:language="en" fo:country="US" fo:font-weight="bold" officeooo:rsid="007baf63" style:font-size-asian="9pt" style:font-weight-asian="bold" style:font-size-complex="9pt" style:font-weight-complex="bold"/>
    </style:style>
    <style:style style:name="T72" style:family="text">
      <style:text-properties style:use-window-font-color="true" style:font-name="Arial" fo:font-size="9pt" fo:language="en" fo:country="US" fo:font-weight="bold" officeooo:rsid="00263f6f" style:font-size-asian="9pt" style:font-weight-asian="bold" style:font-size-complex="9pt" style:font-weight-complex="bold"/>
    </style:style>
    <style:style style:name="T73" style:family="text">
      <style:text-properties style:use-window-font-color="true" style:font-name="Arial" fo:font-size="9pt" fo:language="el" fo:country="GR" officeooo:rsid="007f395f" style:font-size-asian="9pt" style:font-size-complex="9pt"/>
    </style:style>
    <style:style style:name="T74" style:family="text">
      <style:text-properties style:use-window-font-color="true" style:font-name="Arial" fo:font-size="9pt" fo:language="el" fo:country="GR" fo:font-weight="bold" officeooo:rsid="007f395f" style:font-size-asian="9pt" style:font-weight-asian="bold" style:font-size-complex="9pt" style:font-weight-complex="bold"/>
    </style:style>
    <style:style style:name="T75" style:family="text">
      <style:text-properties style:use-window-font-color="true" style:font-name="Arial" fo:font-size="9pt" fo:language="el" fo:country="GR" fo:font-weight="normal" officeooo:rsid="007f395f" style:font-size-asian="9pt" style:font-weight-asian="normal" style:font-size-complex="9pt" style:font-weight-complex="normal"/>
    </style:style>
    <style:style style:name="T76" style:family="text">
      <style:text-properties style:use-window-font-color="true" style:font-name="Arial" fo:font-size="9pt" fo:language="el" fo:country="GR" fo:font-weight="normal" officeooo:rsid="007baf63" style:font-size-asian="9pt" style:font-weight-asian="normal" style:font-size-complex="9pt" style:font-weight-complex="normal"/>
    </style:style>
    <style:style style:name="T77" style:family="text">
      <style:text-properties style:use-window-font-color="true" style:font-name="Courier New" fo:font-size="9pt" fo:language="en" fo:country="US" fo:font-weight="normal" officeooo:rsid="00263f6f" style:font-size-asian="9pt" style:font-weight-asian="normal" style:font-size-complex="9pt" style:font-weight-complex="normal"/>
    </style:style>
    <style:style style:name="T78" style:family="text">
      <style:text-properties style:use-window-font-color="true" style:font-name="Courier New" fo:font-size="9pt" fo:language="en" fo:country="US" fo:font-weight="normal" officeooo:rsid="007baf63" style:font-size-asian="9pt" style:font-weight-asian="normal" style:font-size-complex="9pt" style:font-weight-complex="normal"/>
    </style:style>
    <style:style style:name="T79" style:family="text">
      <style:text-properties officeooo:rsid="007f395f"/>
    </style:style>
    <style:style style:name="T80" style:family="text">
      <style:text-properties style:font-name="Arial" fo:font-size="9pt" fo:language="el" fo:country="GR" officeooo:rsid="005da7b2" style:font-size-asian="9pt" style:font-size-complex="9pt"/>
    </style:style>
    <style:style style:name="T81" style:family="text">
      <style:text-properties style:font-name="Arial" fo:font-size="9pt" fo:language="el" fo:country="GR" officeooo:rsid="007ddbf8" style:font-size-asian="9pt" style:font-size-complex="9pt"/>
    </style:style>
    <style:style style:name="T82" style:family="text">
      <style:text-properties style:font-name="Arial" fo:font-size="9pt" fo:language="el" fo:country="GR" officeooo:rsid="007f395f" style:font-size-asian="9pt" style:font-size-complex="9pt"/>
    </style:style>
    <style:style style:name="T83" style:family="text">
      <style:text-properties style:font-name="Arial" fo:font-size="9pt" fo:language="el" fo:country="GR" officeooo:rsid="007fd5df" style:font-size-asian="9pt" style:font-size-complex="9pt"/>
    </style:style>
    <style:style style:name="T84" style:family="text">
      <style:text-properties style:font-name="Arial" fo:font-size="9pt" fo:language="en" fo:country="US" officeooo:rsid="007ddbf8" style:font-size-asian="9pt" style:font-size-complex="9pt"/>
    </style:style>
    <style:style style:name="T85" style:family="text">
      <style:text-properties style:font-name="Arial" fo:font-size="9pt" fo:language="en" fo:country="US" officeooo:rsid="007f395f" style:font-size-asian="9pt" style:font-size-complex="9pt"/>
    </style:style>
    <style:style style:name="T86" style:family="text">
      <style:text-properties style:font-name="Arial" fo:font-size="9pt" fo:language="en" fo:country="US" officeooo:rsid="007fd5df" style:font-size-asian="9pt" style:font-size-complex="9pt"/>
    </style:style>
    <style:style style:name="T87" style:family="text">
      <style:text-properties style:font-name="Arial" fo:font-size="9pt" fo:language="el" fo:country="GR" officeooo:rsid="007f395f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Συστήματα Μικροϋπολογιστών 2018-2019</text:p>
      <text:p text:style-name="P2"><text:span text:style-name="T35">3</text:span>η Ομάδα Ασκήσεων</text:p>
      <text:p text:style-name="P1"/>
      <text:p text:style-name="P46"/>
      <text:p text:style-name="P46"/>
      <text:p text:style-name="P1"/>
      <text:p text:style-name="P6">1η Άσκηση</text:p>
      <text:p text:style-name="P23"/>
      <text:p text:style-name="P8">Δίνεται το πρόγραμμα. Όλη η λειτουργία του προγράμματος γίνεται ουσιαστικά μέσα στη ρουτίνα εξυπηρέτησης της διακοπής <text:span text:style-name="T1">RST 6.5. </text:span>Ο υπολογισμός του χρόνου του 1 λεπτού της ώρας χωρίστηκε σε 6 δεκάδες δευτερολέπτων.</text:p>
      <text:p text:style-name="P22"/>
      <text:p text:style-name="P29"><text:tab/><text:span text:style-name="T24">IN</text:span> <text:span text:style-name="T31">10H</text:span></text:p>
      <text:p text:style-name="P29"><text:tab/><text:span text:style-name="T24">LXI</text:span> B,<text:span text:style-name="T31">0064H</text:span><text:tab/><text:tab/><text:tab/><text:span text:style-name="T43">;Καθυστέρηση 100 msec</text:span></text:p>
      <text:p text:style-name="P29"><text:tab/><text:span text:style-name="T24">LXI</text:span> D,<text:span text:style-name="T31">0B00H</text:span><text:tab/><text:tab/><text:tab/><text:span text:style-name="T43">;Για την STDM</text:span></text:p>
      <text:p text:style-name="P29"><text:tab/></text:p>
      <text:p text:style-name="P29"><text:tab/><text:span text:style-name="T24">MVI</text:span> A,<text:span text:style-name="T31">10H</text:span><text:tab/><text:tab/><text:tab/><text:span text:style-name="T43">;Καθαρισµός της οθόνης</text:span></text:p>
      <text:p text:style-name="P29"><text:tab/><text:span text:style-name="T24">STA</text:span> <text:span text:style-name="T31">0B00H</text:span><text:tab/><text:tab/><text:tab/><text:span text:style-name="T43">;</text:span></text:p>
      <text:p text:style-name="P29"><text:tab/><text:span text:style-name="T24">STA</text:span> <text:span text:style-name="T31">0B01H</text:span><text:tab/><text:tab/><text:tab/><text:span text:style-name="T43">;</text:span></text:p>
      <text:p text:style-name="P29"><text:tab/><text:span text:style-name="T24">STA</text:span> <text:span text:style-name="T31">0B02H</text:span><text:tab/><text:tab/><text:tab/><text:span text:style-name="T43">;</text:span><text:tab/></text:p>
      <text:p text:style-name="P29"><text:tab/><text:span text:style-name="T24">STA</text:span> <text:span text:style-name="T31">0B03H</text:span><text:tab/><text:tab/><text:tab/><text:span text:style-name="T43">;</text:span></text:p>
      <text:p text:style-name="P29"><text:tab/><text:span text:style-name="T24">STA</text:span> <text:span text:style-name="T31">0B04H</text:span><text:tab/><text:tab/><text:tab/><text:span text:style-name="T43">;</text:span></text:p>
      <text:p text:style-name="P29"><text:tab/><text:span text:style-name="T24">STA</text:span> <text:span text:style-name="T31">0B05H</text:span><text:tab/><text:tab/><text:tab/><text:span text:style-name="T43">;</text:span></text:p>
      <text:p text:style-name="P29"><text:tab/></text:p>
      <text:p text:style-name="P29"><text:tab/><text:span text:style-name="T24">MVI</text:span> A,<text:span text:style-name="T31">0DH</text:span><text:tab/><text:tab/><text:tab/><text:span text:style-name="T43">;Ενεργοποίηση διακοπής RST 6.5</text:span></text:p>
      <text:p text:style-name="P29"><text:tab/><text:span text:style-name="T24">SIM</text:span><text:tab/><text:tab/><text:tab/><text:tab/><text:tab/><text:span text:style-name="T43">;</text:span></text:p>
      <text:p text:style-name="P29"><text:tab/><text:span text:style-name="T24">EI</text:span><text:tab/><text:tab/><text:tab/><text:tab/><text:tab/><text:span text:style-name="T43">;</text:span></text:p>
      <text:p text:style-name="P29"><text:span text:style-name="T40">START</text:span>:</text:p>
      <text:p text:style-name="P29"><text:tab/><text:span text:style-name="T24">JMP</text:span> <text:span text:style-name="T40">START</text:span></text:p>
      <text:p text:style-name="P29"><text:tab/></text:p>
      <text:p text:style-name="P29"><text:span text:style-name="T38">INTR_ROUTINE</text:span>:</text:p>
      <text:p text:style-name="P29"><text:tab/><text:span text:style-name="T24">EI</text:span></text:p>
      <text:p text:style-name="P29"><text:tab/></text:p>
      <text:p text:style-name="P29"><text:tab/><text:span text:style-name="T24">MVI</text:span> A,<text:span text:style-name="T31">00H</text:span><text:tab/><text:tab/><text:tab/><text:span text:style-name="T43">;Άναμμα των LEDs</text:span></text:p>
      <text:p text:style-name="P29"><text:tab/><text:span text:style-name="T24">STA</text:span> <text:span text:style-name="T31">3000H</text:span></text:p>
      <text:p text:style-name="P29"><text:tab/></text:p>
      <text:p text:style-name="P29"><text:tab/><text:span text:style-name="T24">MVI</text:span> A,<text:span text:style-name="T31">05H</text:span><text:tab/><text:tab/><text:tab/><text:span text:style-name="T43">;59...50 secs</text:span></text:p>
      <text:p text:style-name="P29"><text:tab/><text:span text:style-name="T24">STA</text:span> <text:span text:style-name="T31">0B05H</text:span></text:p>
      <text:p text:style-name="P29"><text:tab/><text:span text:style-name="T24">MVI</text:span> A,<text:span text:style-name="T31">09H</text:span></text:p>
      <text:p text:style-name="P29"><text:span text:style-name="T40">LIGHTON1</text:span>:</text:p>
      <text:p text:style-name="P29"><text:tab/><text:span text:style-name="T24">STA</text:span> <text:span text:style-name="T31">0B04H</text:span></text:p>
      <text:p text:style-name="P29"><text:tab/><text:span text:style-name="T24">CALL</text:span> <text:span text:style-name="T40">SCREEN</text:span></text:p>
      <text:p text:style-name="P29"><text:tab/><text:span text:style-name="T24">DCR</text:span> A <text:tab/><text:tab/><text:tab/><text:tab/><text:span text:style-name="T43">;Χρόνος</text:span></text:p>
      <text:p text:style-name="P29"><text:tab/><text:span text:style-name="T24">CPI</text:span> <text:span text:style-name="T31">00H</text:span> <text:tab/><text:tab/><text:tab/><text:span text:style-name="T43">;Εκπνοή χρόνου ?</text:span></text:p>
      <text:p text:style-name="P37"><text:tab/><text:span text:style-name="T24">JNZ</text:span> <text:span text:style-name="T40">LIGHTON1</text:span><text:tab/><text:tab/><text:span text:style-name="T43">;Έλεγχος εκπνοής χρόνου</text:span></text:p>
      <text:p text:style-name="P29"><text:tab/><text:span text:style-name="T24">CALL</text:span> <text:span text:style-name="T40">ZERO</text:span></text:p>
      <text:p text:style-name="P29"><text:tab/></text:p>
      <text:p text:style-name="P29"><text:tab/><text:span text:style-name="T24">MVI</text:span> A,<text:span text:style-name="T31">04H</text:span><text:tab/><text:tab/><text:tab/><text:span text:style-name="T43">;49...40 secs</text:span></text:p>
      <text:p text:style-name="P29"><text:tab/><text:span text:style-name="T24">STA</text:span> <text:span text:style-name="T31">0B05H</text:span></text:p>
      <text:p text:style-name="P29"><text:tab/><text:span text:style-name="T24">MVI</text:span> A,<text:span text:style-name="T31">09H</text:span></text:p>
      <text:p text:style-name="P29"><text:span text:style-name="T40">LIGHTON2</text:span>:</text:p>
      <text:p text:style-name="P29"><text:tab/><text:span text:style-name="T24">STA</text:span> <text:span text:style-name="T31">0B04H</text:span></text:p>
      <text:p text:style-name="P29"><text:tab/><text:span text:style-name="T24">CALL</text:span> <text:span text:style-name="T40">SCREEN</text:span></text:p>
      <text:p text:style-name="P29"><text:tab/><text:span text:style-name="T24">DCR</text:span> A</text:p>
      <text:p text:style-name="P29"><text:tab/><text:span text:style-name="T24">CPI</text:span> <text:span text:style-name="T31">00H</text:span></text:p>
      <text:p text:style-name="P29"><text:tab/><text:span text:style-name="T24">JNZ</text:span> <text:span text:style-name="T40">LIGHTON2</text:span></text:p>
      <text:p text:style-name="P29"><text:tab/><text:span text:style-name="T24">CALL</text:span> <text:span text:style-name="T40">ZERO</text:span></text:p>
      <text:p text:style-name="P29"><text:tab/></text:p>
      <text:p text:style-name="P29"><text:tab/><text:span text:style-name="T24">MVI</text:span> A,<text:span text:style-name="T31">03H</text:span><text:tab/><text:tab/><text:tab/><text:span text:style-name="T43">;39...30 secs</text:span></text:p>
      <text:p text:style-name="P29"><text:tab/><text:span text:style-name="T24">STA</text:span> <text:span text:style-name="T31">0B05H</text:span></text:p>
      <text:p text:style-name="P29"><text:tab/><text:span text:style-name="T24">MVI</text:span> A,<text:span text:style-name="T31">09H</text:span></text:p>
      <text:p text:style-name="P29"><text:span text:style-name="T40">LIGHTON3</text:span>:</text:p>
      <text:p text:style-name="P29"><text:tab/><text:span text:style-name="T24">STA</text:span> <text:span text:style-name="T31">0B04H</text:span></text:p>
      <text:p text:style-name="P29"><text:tab/><text:span text:style-name="T24">CALL</text:span> <text:span text:style-name="T40">SCREEN</text:span></text:p>
      <text:p text:style-name="P29"><text:tab/><text:span text:style-name="T24">DCR</text:span> A</text:p>
      <text:p text:style-name="P29"><text:tab/><text:span text:style-name="T24">CPI</text:span> <text:span text:style-name="T31">00H</text:span></text:p>
      <text:p text:style-name="P29"><text:tab/><text:span text:style-name="T24">JNZ</text:span> <text:span text:style-name="T40">LIGHTON3</text:span></text:p>
      <text:p text:style-name="P29"><text:tab/><text:span text:style-name="T24">CALL</text:span> <text:span text:style-name="T40">ZERO</text:span></text:p>
      <text:p text:style-name="P29"><text:tab/></text:p>
      <text:p text:style-name="P29"><text:tab/><text:span text:style-name="T24">MVI</text:span> A,<text:span text:style-name="T31">02H</text:span><text:tab/><text:tab/><text:tab/><text:span text:style-name="T43">;29...20 secs</text:span></text:p>
      <text:p text:style-name="P29"><text:tab/><text:span text:style-name="T24">STA</text:span> <text:span text:style-name="T31">0B05H</text:span></text:p>
      <text:p text:style-name="P29"><text:tab/><text:span text:style-name="T24">MVI</text:span> A,<text:span text:style-name="T31">09H</text:span></text:p>
      <text:p text:style-name="P29"><text:span text:style-name="T40">LIGHTON4</text:span>:</text:p>
      <text:p text:style-name="P29"><text:tab/><text:span text:style-name="T24">STA</text:span> <text:span text:style-name="T31">0B04H</text:span></text:p>
      <text:p text:style-name="P29"><text:tab/><text:span text:style-name="T24">CALL</text:span> <text:span text:style-name="T40">SCREEN</text:span></text:p>
      <text:p text:style-name="P29"><text:soft-page-break/><text:tab/><text:span text:style-name="T24">DCR</text:span> A</text:p>
      <text:p text:style-name="P29"><text:tab/><text:span text:style-name="T24">CPI</text:span> <text:span text:style-name="T31">00H</text:span></text:p>
      <text:p text:style-name="P29"><text:tab/><text:span text:style-name="T24">JNZ</text:span> <text:span text:style-name="T40">LIGHTON4</text:span></text:p>
      <text:p text:style-name="P29"><text:tab/><text:span text:style-name="T24">CALL</text:span> <text:span text:style-name="T40">ZERO</text:span></text:p>
      <text:p text:style-name="P29"><text:tab/></text:p>
      <text:p text:style-name="P29"><text:tab/><text:span text:style-name="T24">MVI</text:span> A,<text:span text:style-name="T31">01H</text:span><text:tab/><text:tab/><text:tab/><text:span text:style-name="T43">;19...10 secs</text:span></text:p>
      <text:p text:style-name="P29"><text:tab/><text:span text:style-name="T24">STA</text:span> <text:span text:style-name="T31">0B05H</text:span></text:p>
      <text:p text:style-name="P29"><text:tab/><text:span text:style-name="T24">MVI</text:span> A,<text:span text:style-name="T31">09H</text:span></text:p>
      <text:p text:style-name="P29"><text:span text:style-name="T40">LIGHTON5</text:span>:</text:p>
      <text:p text:style-name="P29"><text:tab/><text:span text:style-name="T24">STA</text:span> <text:span text:style-name="T31">0B04H</text:span></text:p>
      <text:p text:style-name="P29"><text:tab/><text:span text:style-name="T24">CALL</text:span> <text:span text:style-name="T40">SCREEN</text:span></text:p>
      <text:p text:style-name="P29"><text:tab/><text:span text:style-name="T24">DCR</text:span> A</text:p>
      <text:p text:style-name="P29"><text:tab/><text:span text:style-name="T24">CPI</text:span> <text:span text:style-name="T31">00H</text:span></text:p>
      <text:p text:style-name="P29"><text:tab/><text:span text:style-name="T24">JNZ</text:span> <text:span text:style-name="T40">LIGHTON5</text:span></text:p>
      <text:p text:style-name="P29"><text:tab/><text:span text:style-name="T24">CALL</text:span> <text:span text:style-name="T40">ZERO</text:span></text:p>
      <text:p text:style-name="P29"><text:tab/></text:p>
      <text:p text:style-name="P29"><text:tab/><text:span text:style-name="T24">MVI</text:span> A,<text:span text:style-name="T31">00H</text:span><text:tab/><text:tab/><text:tab/><text:span text:style-name="T43">;09...00 secs</text:span></text:p>
      <text:p text:style-name="P29"><text:tab/><text:span text:style-name="T24">STA</text:span> <text:span text:style-name="T31">0B05H</text:span></text:p>
      <text:p text:style-name="P29"><text:tab/><text:span text:style-name="T24">MVI</text:span> A,<text:span text:style-name="T31">09H</text:span></text:p>
      <text:p text:style-name="P29"><text:span text:style-name="T40">LIGHTON6</text:span>:</text:p>
      <text:p text:style-name="P29"><text:tab/><text:span text:style-name="T24">STA</text:span> <text:span text:style-name="T31">0B04H</text:span></text:p>
      <text:p text:style-name="P29"><text:tab/><text:span text:style-name="T24">CALL</text:span> <text:span text:style-name="T40">SCREEN</text:span></text:p>
      <text:p text:style-name="P29"><text:tab/><text:span text:style-name="T24">DCR</text:span> A</text:p>
      <text:p text:style-name="P29"><text:tab/><text:span text:style-name="T24">CPI</text:span> <text:span text:style-name="T31">00H</text:span></text:p>
      <text:p text:style-name="P29"><text:tab/><text:span text:style-name="T24">JNZ</text:span> <text:span text:style-name="T40">LIGHTON6</text:span></text:p>
      <text:p text:style-name="P29"><text:tab/><text:span text:style-name="T24">CALL</text:span> <text:span text:style-name="T40">ZERO</text:span></text:p>
      <text:p text:style-name="P29"><text:tab/></text:p>
      <text:p text:style-name="P29"><text:tab/><text:span text:style-name="T24">MVI</text:span> A,<text:span text:style-name="T31">FFH</text:span><text:tab/><text:tab/><text:tab/><text:span text:style-name="T43">;Σβήσιμο των LEDs</text:span></text:p>
      <text:p text:style-name="P29"><text:tab/><text:span text:style-name="T24">STA</text:span> <text:span text:style-name="T31">3000H</text:span><text:tab/><text:tab/><text:tab/><text:span text:style-name="T43">;</text:span></text:p>
      <text:p text:style-name="P29"><text:tab/></text:p>
      <text:p text:style-name="P29"><text:tab/><text:span text:style-name="T24">RET</text:span></text:p>
      <text:p text:style-name="P29"><text:tab/></text:p>
      <text:p text:style-name="P29"><text:span text:style-name="T40">SCREEN</text:span>:<text:tab/><text:tab/><text:span text:style-name="T43">;Ανανέωση της οθόνης</text:span></text:p>
      <text:p text:style-name="P29"><text:tab/><text:span text:style-name="T24">PUSH</text:span> PSW</text:p>
      <text:p text:style-name="P29"><text:tab/><text:span text:style-name="T24">PUSH</text:span> H</text:p>
      <text:p text:style-name="P29"><text:tab/><text:span text:style-name="T24">PUSH</text:span> D</text:p>
      <text:p text:style-name="P29"><text:tab/><text:span text:style-name="T24">PUSH</text:span> B</text:p>
      <text:p text:style-name="P29"><text:tab/><text:span text:style-name="T24">CALL</text:span> <text:span text:style-name="T38">STDM</text:span></text:p>
      <text:p text:style-name="P29"><text:tab/><text:span text:style-name="T24">MVI</text:span> A,<text:span text:style-name="T31">0AH</text:span><text:tab/><text:tab/><text:tab/><text:span text:style-name="T43">;10*100msec=1sec</text:span></text:p>
      <text:p text:style-name="P29"><text:span text:style-name="T40">CONT</text:span>:</text:p>
      <text:p text:style-name="P29"><text:tab/><text:span text:style-name="T24">CALL</text:span> <text:span text:style-name="T38">DCD</text:span></text:p>
      <text:p text:style-name="P29"><text:tab/><text:span text:style-name="T24">CALL</text:span> <text:span text:style-name="T38">DELB</text:span></text:p>
      <text:p text:style-name="P29"><text:tab/><text:span text:style-name="T24">DCR</text:span> A</text:p>
      <text:p text:style-name="P29"><text:tab/><text:span text:style-name="T24">CPI</text:span> <text:span text:style-name="T31">00H</text:span></text:p>
      <text:p text:style-name="P29"><text:tab/><text:span text:style-name="T24">JNZ</text:span> <text:span text:style-name="T40">CONT</text:span></text:p>
      <text:p text:style-name="P29"><text:tab/><text:span text:style-name="T24">POP</text:span> B</text:p>
      <text:p text:style-name="P29"><text:tab/><text:span text:style-name="T24">POP</text:span> D</text:p>
      <text:p text:style-name="P29"><text:tab/><text:span text:style-name="T24">POP</text:span> H</text:p>
      <text:p text:style-name="P29"><text:tab/><text:span text:style-name="T24">POP</text:span> PSW</text:p>
      <text:p text:style-name="P29"><text:tab/><text:span text:style-name="T24">RET</text:span></text:p>
      <text:p text:style-name="P29"><text:tab/></text:p>
      <text:p text:style-name="P29"><text:span text:style-name="T40">ZERO</text:span>:<text:tab/><text:tab/><text:span text:style-name="T43">;Εμφάνιση μηδενικού στη 2η θέση της οθόνης</text:span></text:p>
      <text:p text:style-name="P29"><text:tab/><text:span text:style-name="T24">MVI</text:span> A,<text:span text:style-name="T31">00H</text:span></text:p>
      <text:p text:style-name="P29"><text:tab/><text:span text:style-name="T24">STA</text:span> <text:span text:style-name="T31">0B04H</text:span></text:p>
      <text:p text:style-name="P29"><text:tab/><text:span text:style-name="T24">CALL</text:span> <text:span text:style-name="T40">SCREEN</text:span></text:p>
      <text:p text:style-name="P29"><text:tab/><text:span text:style-name="T24">CALL</text:span> <text:span text:style-name="T38">DELB</text:span></text:p>
      <text:p text:style-name="P29"><text:tab/><text:span text:style-name="T24">RET</text:span></text:p>
      <text:p text:style-name="P29"><text:tab/></text:p>
      <text:p text:style-name="P29"><text:tab/><text:span text:style-name="T53">END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2η Άσκηση</text:p>
      <text:p text:style-name="P1"/>
      <text:p text:style-name="P14">Δίνεται το πρόγραμμα, με το οποίο όμως λειτουργούν σωστά είτε τα <text:span text:style-name="T1">LEDs</text:span><text:span text:style-name="T9"> εξόδου είτε η οθόνη των </text:span><text:span text:style-name="T1">7-segments. </text:span><text:span text:style-name="T9">Με το πλήρες πρόγραμμα, όπως δίνεται παρακάτω, λειτουργεί σωστά η οθόνη αλλά δε λειτουργούν τα </text:span><text:span text:style-name="T1">LEDs. </text:span><text:span text:style-name="T9">Τοποθετώντας σε σχόλιο ή σβήνοντας την εντολή </text:span><text:span text:style-name="T21">CALL SCREEN</text:span><text:span text:style-name="T1">, </text:span><text:span text:style-name="T9">απενεργοποιείται η οθόνη και λειτουργούν τα </text:span><text:span text:style-name="T1">LEDs.</text:span></text:p>
      <text:p text:style-name="P30"><text:tab/><text:span text:style-name="T24">IN</text:span> <text:span text:style-name="T31">10H</text:span></text:p>
      <text:p text:style-name="P30"><text:tab/><text:span text:style-name="T24">MVI</text:span> B,<text:span text:style-name="T31">0FH</text:span><text:tab/><text:tab/><text:span text:style-name="T43">;K1</text:span></text:p>
      <text:p text:style-name="P30"><text:tab/><text:span text:style-name="T24">MVI</text:span> C,<text:span text:style-name="T31">EFH</text:span><text:tab/><text:tab/><text:span text:style-name="T43">;K2</text:span></text:p>
      <text:p text:style-name="P30"><text:tab/><text:span text:style-name="T24">MVI</text:span> L,<text:span text:style-name="T31">FFH</text:span><text:tab/><text:tab/><text:span text:style-name="T43">;Βοηθητικός</text:span></text:p>
      <text:p text:style-name="P30"><text:tab/><text:span text:style-name="T24">LXI</text:span> D,<text:span text:style-name="T31">0B00H<text:tab/></text:span><text:tab/><text:span text:style-name="T43">;Για την STDM</text:span></text:p>
      <text:p text:style-name="P30"/>
      <text:p text:style-name="P30"><text:tab/><text:span text:style-name="T24">MVI</text:span> A,<text:span text:style-name="T31">10H</text:span><text:tab/><text:tab/><text:span text:style-name="T43">;Καθαρισµός της οθόνης</text:span></text:p>
      <text:p text:style-name="P30"><text:tab/><text:span text:style-name="T24">STA</text:span> <text:span text:style-name="T31">0B00H</text:span><text:tab/><text:tab/><text:span text:style-name="T43">;</text:span></text:p>
      <text:p text:style-name="P30"><text:tab/><text:span text:style-name="T24">STA</text:span> <text:span text:style-name="T31">0B01H</text:span><text:tab/><text:tab/><text:span text:style-name="T43">;</text:span></text:p>
      <text:p text:style-name="P30"><text:tab/><text:span text:style-name="T24">STA</text:span> <text:span text:style-name="T31">0B02H</text:span><text:tab/><text:tab/><text:span text:style-name="T43">;</text:span></text:p>
      <text:p text:style-name="P30"><text:tab/><text:span text:style-name="T24">STA</text:span> <text:span text:style-name="T31">0B03H</text:span><text:tab/><text:tab/><text:span text:style-name="T43">;</text:span></text:p>
      <text:p text:style-name="P30"><text:tab/><text:span text:style-name="T24">STA</text:span> <text:span text:style-name="T31">0B04H</text:span><text:tab/><text:tab/><text:span text:style-name="T43">;</text:span></text:p>
      <text:p text:style-name="P30"><text:tab/><text:span text:style-name="T24">STA</text:span> <text:span text:style-name="T31">0B05H</text:span><text:tab/><text:tab/><text:span text:style-name="T43">;</text:span></text:p>
      <text:p text:style-name="P30"><text:tab/></text:p>
      <text:p text:style-name="P30"><text:tab/><text:span text:style-name="T24">MVI</text:span> A,<text:span text:style-name="T31">0DH</text:span><text:tab/><text:tab/><text:span text:style-name="T43">;Ενεργοποίηση διακοπής RST 6.5</text:span></text:p>
      <text:p text:style-name="P30"><text:tab/><text:span text:style-name="T24">SIM</text:span><text:tab/><text:tab/><text:tab/><text:tab/><text:span text:style-name="T43">;</text:span></text:p>
      <text:p text:style-name="P30"><text:tab/><text:span text:style-name="T24">EI</text:span><text:tab/><text:tab/><text:tab/><text:tab/><text:span text:style-name="T43">;</text:span></text:p>
      <text:p text:style-name="P30"><text:span text:style-name="T40">START</text:span>:</text:p>
      <text:p text:style-name="P30"><text:tab/><text:span text:style-name="T24">STA</text:span> <text:span text:style-name="T31">3000H</text:span><text:tab/><text:tab/><text:span text:style-name="T43">;Έξοδος στα LEDs</text:span></text:p>
      <text:p text:style-name="P30"><text:tab/><text:span text:style-name="T24">MOV</text:span> A,L</text:p>
      <text:p text:style-name="P30"><text:tab/><text:span text:style-name="T24">CALL</text:span> <text:span text:style-name="T40">SCREEN</text:span><text:tab/><text:tab/><text:span text:style-name="T43">;Έξοδος στην οθόνη</text:span></text:p>
      <text:p text:style-name="P30"><text:tab/></text:p>
      <text:p text:style-name="P30"><text:tab/><text:span text:style-name="T24">CMP</text:span> B<text:tab/><text:tab/><text:tab/><text:span text:style-name="T43">;Σύγκριση με K1</text:span></text:p>
      <text:p text:style-name="P30"><text:tab/><text:span text:style-name="T24">JC</text:span> <text:span text:style-name="T40">RANGE1</text:span><text:tab/><text:tab/><text:span text:style-name="T43">;A&lt;K1 ?</text:span></text:p>
      <text:p text:style-name="P30"><text:tab/><text:span text:style-name="T24">JZ</text:span> <text:span text:style-name="T40">RANGE1</text:span><text:tab/><text:tab/><text:span text:style-name="T43">;A=K1 ?</text:span></text:p>
      <text:p text:style-name="P30"><text:tab/><text:span text:style-name="T24">CMP</text:span> C<text:tab/><text:tab/><text:tab/><text:span text:style-name="T43">;Σύγκριση με K2</text:span></text:p>
      <text:p text:style-name="P30"><text:tab/><text:span text:style-name="T24">JC</text:span> <text:span text:style-name="T40">RANGE2</text:span><text:tab/><text:tab/><text:span text:style-name="T43">;A&lt;K2 ?</text:span></text:p>
      <text:p text:style-name="P30"><text:tab/><text:span text:style-name="T24">JZ</text:span> <text:span text:style-name="T40">RANGE2</text:span><text:tab/><text:tab/><text:span text:style-name="T43">;A=K2 ?</text:span></text:p>
      <text:p text:style-name="P30"><text:tab/><text:span text:style-name="T24">MVI</text:span> A,<text:span text:style-name="T31">FBH</text:span><text:tab/><text:tab/><text:span text:style-name="T43">;[0...K1] =&gt; 1ο LED</text:span></text:p>
      <text:p text:style-name="P30"><text:tab/><text:span text:style-name="T24">JMP</text:span> <text:span text:style-name="T40">START</text:span></text:p>
      <text:p text:style-name="P30"><text:span text:style-name="T40">RANGE1</text:span>:</text:p>
      <text:p text:style-name="P30"><text:tab/><text:span text:style-name="T24">MVI</text:span> A,<text:span text:style-name="T31">FEH</text:span><text:tab/><text:tab/><text:span text:style-name="T43">;(K1...K2] =&gt; 2ο LED</text:span></text:p>
      <text:p text:style-name="P30"><text:tab/><text:span text:style-name="T24">JMP</text:span> <text:span text:style-name="T40">START</text:span></text:p>
      <text:p text:style-name="P30"><text:span text:style-name="T40">RANGE2</text:span>:</text:p>
      <text:p text:style-name="P30"><text:tab/><text:span text:style-name="T24">MVI</text:span> A,<text:span text:style-name="T31">FDH</text:span><text:tab/><text:tab/><text:span text:style-name="T43">;(K2...FFH] =&gt; 3ο LED</text:span></text:p>
      <text:p text:style-name="P30"><text:tab/><text:span text:style-name="T24">JMP</text:span> <text:span text:style-name="T40">START</text:span></text:p>
      <text:p text:style-name="P30"><text:tab/></text:p>
      <text:p text:style-name="P30"><text:span text:style-name="T40">SCREEN</text:span>:<text:tab/><text:tab/><text:span text:style-name="T43">;Ανανέωση της οθόνης</text:span></text:p>
      <text:p text:style-name="P30"><text:tab/><text:span text:style-name="T24">PUSH</text:span> PSW</text:p>
      <text:p text:style-name="P30"><text:tab/><text:span text:style-name="T24">PUSH</text:span> H</text:p>
      <text:p text:style-name="P30"><text:tab/><text:span text:style-name="T24">PUSH</text:span> D</text:p>
      <text:p text:style-name="P30"><text:tab/><text:span text:style-name="T24">PUSH</text:span> B</text:p>
      <text:p text:style-name="P30"><text:tab/><text:span text:style-name="T24">CALL</text:span> <text:span text:style-name="T38">STDM</text:span></text:p>
      <text:p text:style-name="P30"><text:tab/><text:span text:style-name="T24">CALL</text:span> <text:span text:style-name="T38">DCD</text:span></text:p>
      <text:p text:style-name="P30"><text:tab/><text:span text:style-name="T24">POP</text:span> B</text:p>
      <text:p text:style-name="P30"><text:tab/><text:span text:style-name="T24">POP</text:span> D</text:p>
      <text:p text:style-name="P30"><text:tab/><text:span text:style-name="T24">POP</text:span> H</text:p>
      <text:p text:style-name="P30"><text:tab/><text:span text:style-name="T24">POP</text:span> PSW</text:p>
      <text:p text:style-name="P30"><text:tab/><text:span text:style-name="T24">RET</text:span></text:p>
      <text:p text:style-name="P30"><text:tab/></text:p>
      <text:p text:style-name="P30"><text:span text:style-name="T38">INTR_ROUTINE</text:span>:</text:p>
      <text:p text:style-name="P30"><text:tab/><text:span text:style-name="T24">PUSH</text:span> PSW</text:p>
      <text:p text:style-name="P30"><text:tab/></text:p>
      <text:p text:style-name="P30"><text:tab/><text:span text:style-name="T24">CALL</text:span> <text:span text:style-name="T38">KIND</text:span><text:tab/><text:tab/><text:span text:style-name="T43">;Είσοδος από πληκτρολόγιο</text:span></text:p>
      <text:p text:style-name="P30"><text:tab/><text:span text:style-name="T24">STA</text:span> <text:span text:style-name="T31">0B00H</text:span><text:tab/><text:tab/><text:span text:style-name="T43">;LSB</text:span></text:p>
      <text:p text:style-name="P30"><text:tab/><text:span text:style-name="T24">MOV</text:span> L,A<text:tab/><text:tab/><text:tab/><text:span text:style-name="T43">;Προσωρινή αποθήκευση μέχρι να λάβουμε το MSB</text:span></text:p>
      <text:p text:style-name="P30"><text:tab/><text:span text:style-name="T24">CALL</text:span> <text:span text:style-name="T38">KIND</text:span></text:p>
      <text:p text:style-name="P30"><text:tab/><text:span text:style-name="T24">STA</text:span> <text:span text:style-name="T31">0B01H</text:span><text:tab/><text:tab/><text:span text:style-name="T43">;MSB</text:span></text:p>
      <text:p text:style-name="P30"><text:tab/></text:p>
      <text:p text:style-name="P30"><text:tab/><text:span text:style-name="T24">RLC</text:span><text:tab/><text:tab/><text:tab/><text:tab/><text:span text:style-name="T43">;4 φορές ολίσθηση για να τοποθετηθεί στο MSB</text:span></text:p>
      <text:p text:style-name="P30"><text:tab/><text:span text:style-name="T24">RLC</text:span><text:tab/><text:tab/><text:tab/><text:tab/><text:span text:style-name="T43">;</text:span></text:p>
      <text:p text:style-name="P30"><text:tab/><text:span text:style-name="T24">RLC</text:span><text:tab/><text:tab/><text:tab/><text:tab/><text:span text:style-name="T43">;</text:span></text:p>
      <text:p text:style-name="P30"><text:tab/><text:span text:style-name="T24">RLC</text:span><text:tab/><text:tab/><text:tab/><text:tab/><text:span text:style-name="T43">;</text:span></text:p>
      <text:p text:style-name="P30"><text:tab/><text:span text:style-name="T24">ORA</text:span> L<text:tab/><text:tab/><text:tab/><text:span text:style-name="T43">;Ένωση LSB, MSB</text:span></text:p>
      <text:p text:style-name="P30"><text:tab/><text:span text:style-name="T24">MOV</text:span> L,A</text:p>
      <text:p text:style-name="P30"><text:tab/></text:p>
      <text:p text:style-name="P30"><text:tab/><text:span text:style-name="T24">POP</text:span> PSW</text:p>
      <text:p text:style-name="P30"><text:tab/><text:span text:style-name="T24">EI</text:span></text:p>
      <text:p text:style-name="P30"><text:tab/><text:span text:style-name="T24">RET</text:span></text:p>
      <text:p text:style-name="P30"><text:tab/></text:p>
      <text:p text:style-name="P28"><text:span text:style-name="T67"><text:tab/></text:span><text:span text:style-name="T56">END</text:span></text:p>
      <text:p text:style-name="P4"><text:soft-page-break/>3η Άσκηση</text:p>
      <text:p text:style-name="P24"/>
      <text:p text:style-name="P50"><text:span text:style-name="T80">Σημείωση: στη μακροεντολή </text:span><text:span text:style-name="T84">FILL</text:span><text:span text:style-name="T81"> ονομάσαμε το μέγεθος του τμήματος</text:span><text:span text:style-name="T84"> len </text:span><text:span text:style-name="T82">για αποφυγή σύγχυσης με τον καταχωρητή </text:span><text:span text:style-name="T85">L</text:span><text:span text:style-name="T80">. </text:span><text:span text:style-name="T82">Επίσης, υποθέσαμε ότι το </text:span><text:span text:style-name="T85">len </text:span><text:span text:style-name="T82">είναι </text:span><text:span text:style-name="T85">16-bit, </text:span><text:span text:style-name="T82">αφού το μέγεθος του τμήματος είναι από 1 έως 256. Αν η εκφώνηση είναι λάθος και το μέγεθος του τμήματος είναι από 1 έως 255, τότε </text:span><text:span text:style-name="T83">το</text:span><text:span text:style-name="T86"> len</text:span><text:span text:style-name="T83"> είναι</text:span><text:span text:style-name="T86"> 8-bit</text:span><text:span text:style-name="T83"> και</text:span><text:span text:style-name="T82"> οι εντολές </text:span><text:span text:style-name="T68">LXI H,len</text:span><text:span text:style-name="T76"> </text:span><text:span text:style-name="T75">και</text:span><text:span text:style-name="T76"> </text:span><text:span text:style-name="T68">MOV A,L</text:span><text:span text:style-name="T69"> </text:span><text:span text:style-name="T75">μπορούν να αντικατασταθούν από την </text:span><text:span text:style-name="T77">MVI A,</text:span><text:span text:style-name="T68">len</text:span><text:span text:style-name="T69">.</text:span></text:p>
      <text:p text:style-name="P11"/>
      <text:p text:style-name="P32"><text:span text:style-name="T23">SWAP Nible </text:span><text:span text:style-name="T55">MACRO</text:span><text:span text:style-name="T23"> Q</text:span></text:p>
      <text:p text:style-name="P33"><text:span text:style-name="T20"><text:tab/></text:span><text:span text:style-name="T25">PUSH</text:span><text:span text:style-name="T20"> PSW</text:span></text:p>
      <text:p text:style-name="P33"><text:span text:style-name="T20"><text:tab/></text:span><text:span text:style-name="T25">MOV</text:span><text:span text:style-name="T20"> A,Q</text:span></text:p>
      <text:p text:style-name="P33"><text:span text:style-name="T20"><text:tab/></text:span><text:span text:style-name="T25">RLC</text:span></text:p>
      <text:p text:style-name="P33"><text:span text:style-name="T20"><text:tab/></text:span><text:span text:style-name="T25">RLC</text:span></text:p>
      <text:p text:style-name="P33"><text:span text:style-name="T20"><text:tab/></text:span><text:span text:style-name="T25">RLC</text:span></text:p>
      <text:p text:style-name="P33"><text:span text:style-name="T20"><text:tab/></text:span><text:span text:style-name="T25">RLC</text:span></text:p>
      <text:p text:style-name="P33"><text:span text:style-name="T20"><text:tab/></text:span><text:span text:style-name="T25">MOV</text:span><text:span text:style-name="T20"> Q,A</text:span></text:p>
      <text:p text:style-name="P31"><text:tab/></text:p>
      <text:p text:style-name="P33"><text:span text:style-name="T20"><text:tab/></text:span><text:span text:style-name="T25">MOV</text:span><text:span text:style-name="T20"> A,M</text:span></text:p>
      <text:p text:style-name="P33"><text:span text:style-name="T20"><text:tab/></text:span><text:span text:style-name="T25">RRC</text:span></text:p>
      <text:p text:style-name="P33"><text:span text:style-name="T20"><text:tab/></text:span><text:span text:style-name="T25">RRC</text:span></text:p>
      <text:p text:style-name="P33"><text:span text:style-name="T20"><text:tab/></text:span><text:span text:style-name="T25">RRC</text:span></text:p>
      <text:p text:style-name="P33"><text:span text:style-name="T20"><text:tab/></text:span><text:span text:style-name="T25">RRC</text:span></text:p>
      <text:p text:style-name="P33"><text:span text:style-name="T20"><text:tab/></text:span><text:span text:style-name="T25">MOV</text:span><text:span text:style-name="T20"> M,A</text:span></text:p>
      <text:p text:style-name="P33"><text:span text:style-name="T20"><text:tab/></text:span><text:span text:style-name="T25">POP</text:span><text:span text:style-name="T20"> PSW</text:span></text:p>
      <text:p text:style-name="P51">ENDM</text:p>
      <text:p text:style-name="P31"/>
      <text:p text:style-name="P31"/>
      <text:p text:style-name="P33"><text:span text:style-name="T20">FILL </text:span><text:span text:style-name="T54">MACRO</text:span><text:span text:style-name="T20"> ADDR, </text:span><text:span text:style-name="T22">len</text:span><text:span text:style-name="T20">, K</text:span></text:p>
      <text:p text:style-name="P33"><text:span text:style-name="T20"><text:tab/></text:span><text:span text:style-name="T25">PUSH</text:span><text:span text:style-name="T20"> PSW</text:span></text:p>
      <text:p text:style-name="P33"><text:span text:style-name="T20"><text:tab/></text:span><text:span text:style-name="T25">PUSH</text:span><text:span text:style-name="T20"> H</text:span></text:p>
      <text:p text:style-name="P31"><text:tab/></text:p>
      <text:p text:style-name="P33"><text:span text:style-name="T20"><text:tab/></text:span><text:span text:style-name="T26">LXI</text:span><text:span text:style-name="T22"> H,len<text:tab/><text:tab/></text:span><text:span text:style-name="T47">;</text:span><text:span text:style-name="T48">ή </text:span><text:span text:style-name="T46">MVI A,</text:span><text:span text:style-name="T47">len</text:span></text:p>
      <text:p text:style-name="P33"><text:span text:style-name="T22"><text:tab/></text:span><text:span text:style-name="T26">MOV</text:span><text:span text:style-name="T22"> A,L<text:tab/><text:tab/><text:tab/></text:span><text:span text:style-name="T47">;?</text:span></text:p>
      <text:p text:style-name="P33"><text:span text:style-name="T20"><text:tab/></text:span><text:span text:style-name="T25">LXI</text:span><text:span text:style-name="T20"> H,ADDR</text:span></text:p>
      <text:p text:style-name="P33"><text:span text:style-name="T42">START</text:span><text:span text:style-name="T20">:</text:span></text:p>
      <text:p text:style-name="P33"><text:span text:style-name="T20"><text:tab/></text:span><text:span text:style-name="T25">MVI</text:span><text:span text:style-name="T20"> M,K</text:span></text:p>
      <text:p text:style-name="P33"><text:span text:style-name="T20"><text:tab/></text:span><text:span text:style-name="T25">INR</text:span><text:span text:style-name="T20"> M</text:span></text:p>
      <text:p text:style-name="P33"><text:span text:style-name="T20"><text:tab/></text:span><text:span text:style-name="T25">DCR</text:span><text:span text:style-name="T20"> A</text:span></text:p>
      <text:p text:style-name="P33"><text:span text:style-name="T20"><text:tab/></text:span><text:span text:style-name="T25">JNZ</text:span><text:span text:style-name="T20"> </text:span><text:span text:style-name="T42">START</text:span></text:p>
      <text:p text:style-name="P31"><text:tab/></text:p>
      <text:p text:style-name="P33"><text:span text:style-name="T20"><text:tab/></text:span><text:span text:style-name="T25">POP</text:span><text:span text:style-name="T20"> H</text:span></text:p>
      <text:p text:style-name="P33"><text:span text:style-name="T20"><text:tab/></text:span><text:span text:style-name="T25">POP</text:span><text:span text:style-name="T20"> PSW</text:span></text:p>
      <text:p text:style-name="P51">ENDM</text:p>
      <text:p text:style-name="P31"/>
      <text:p text:style-name="P31"/>
      <text:p text:style-name="P33"><text:span text:style-name="T20">RHLL </text:span><text:span text:style-name="T54">MACRO</text:span><text:span text:style-name="T20"> n</text:span></text:p>
      <text:p text:style-name="P33"><text:span text:style-name="T20"><text:tab/></text:span><text:span text:style-name="T25">PUSH</text:span><text:span text:style-name="T20"> PSW</text:span></text:p>
      <text:p text:style-name="P33"><text:span text:style-name="T20"><text:tab/></text:span><text:span text:style-name="T25">PUSH</text:span><text:span text:style-name="T20"> B</text:span></text:p>
      <text:p text:style-name="P31"><text:tab/></text:p>
      <text:p text:style-name="P33"><text:span text:style-name="T20"><text:tab/></text:span><text:span text:style-name="T25">MVI</text:span><text:span text:style-name="T20"> A,n</text:span></text:p>
      <text:p text:style-name="P33"><text:span text:style-name="T20"><text:tab/></text:span><text:span text:style-name="T25">CPI</text:span><text:span text:style-name="T20"> </text:span><text:span text:style-name="T32">00H</text:span></text:p>
      <text:p text:style-name="P33"><text:span text:style-name="T20"><text:tab/></text:span><text:span text:style-name="T25">JZ</text:span><text:span text:style-name="T20"> </text:span><text:span text:style-name="T42">FINISH</text:span></text:p>
      <text:p text:style-name="P33"><text:span text:style-name="T20"><text:tab/></text:span><text:span text:style-name="T25">MVI</text:span><text:span text:style-name="T20"> B,n</text:span></text:p>
      <text:p text:style-name="P33"><text:span text:style-name="T42">START</text:span><text:span text:style-name="T20">:</text:span></text:p>
      <text:p text:style-name="P33"><text:span text:style-name="T20"><text:tab/></text:span><text:span text:style-name="T25">MOV</text:span><text:span text:style-name="T20"> A,L</text:span></text:p>
      <text:p text:style-name="P33"><text:span text:style-name="T20"><text:tab/></text:span><text:span text:style-name="T25">RAL</text:span></text:p>
      <text:p text:style-name="P33"><text:span text:style-name="T20"><text:tab/></text:span><text:span text:style-name="T25">MOV</text:span><text:span text:style-name="T20"> L,A</text:span></text:p>
      <text:p text:style-name="P33"><text:span text:style-name="T20"><text:tab/></text:span><text:span text:style-name="T25">MOV</text:span><text:span text:style-name="T20"> A,H</text:span></text:p>
      <text:p text:style-name="P33"><text:span text:style-name="T20"><text:tab/></text:span><text:span text:style-name="T25">RAL</text:span></text:p>
      <text:p text:style-name="P33"><text:span text:style-name="T20"><text:tab/></text:span><text:span text:style-name="T25">MOV</text:span><text:span text:style-name="T20"> H,A</text:span></text:p>
      <text:p text:style-name="P33"><text:span text:style-name="T20"><text:tab/></text:span><text:span text:style-name="T25">DCR</text:span><text:span text:style-name="T20"> B</text:span></text:p>
      <text:p text:style-name="P33"><text:span text:style-name="T20"><text:tab/></text:span><text:span text:style-name="T25">JNZ</text:span><text:span text:style-name="T20"> </text:span><text:span text:style-name="T42">START</text:span></text:p>
      <text:p text:style-name="P33"><text:span text:style-name="T42">FINISH</text:span><text:span text:style-name="T20">:</text:span></text:p>
      <text:p text:style-name="P33"><text:span text:style-name="T20"><text:tab/></text:span><text:span text:style-name="T25">POP</text:span><text:span text:style-name="T20"> B</text:span></text:p>
      <text:p text:style-name="P33"><text:span text:style-name="T20"><text:tab/></text:span><text:span text:style-name="T25">POP</text:span><text:span text:style-name="T20"> PSW</text:span></text:p>
      <text:p text:style-name="P51">ENDM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><text:soft-page-break/>4η Άσκηση</text:p>
      <text:p text:style-name="P21"/>
      <text:p text:style-name="P16"><text:span text:style-name="T9">Η διακοπή συμβαίνει στο μέσο της εντολής </text:span><text:span text:style-name="T21">CALL 3000H</text:span><text:span text:style-name="T9">, άρα θα ολοκληρωθεί η εκτέλεση της τρέχουσας εντολής: η τρέχουσα τιμή του μετρητή προγράμματος </text:span><text:span text:style-name="T10">(</text:span><text:span text:style-name="T6">2000H</text:span><text:span text:style-name="T10">)</text:span><text:span text:style-name="T9"> αποθηκεύεται στην στοίβα, </text:span><text:span text:style-name="T10">ο δείκτης στοίβας ανεβαίνει 2 θέσεις πάνω </text:span><text:span text:style-name="T11">και στον μετρητή προγράμματος καταχωρείται η διεύθυνση </text:span><text:span text:style-name="T2">3000H. </text:span><text:span text:style-name="T12">Έπειτα σώζεται η τιμή του μετρητή προγράμματος και η κατάσταση του 8085 </text:span><text:span text:style-name="T13">και εκτελείται η ρουτίνα εξυπηρέτησης της διακοπής </text:span><text:span text:style-name="T3">RST 5.5. </text:span><text:span text:style-name="T14">Αυτό σημαίνει ότι η τιμή του μετρητή προγράμματος αποθηκεύεται ξανά στην στοίβα, ο δείκτης στοίβας ανεβαίνει άλλες 2 θέσεις πάνω και στον μετρητή προγράμματος καταχωρείται η διεύθυνση της διακοπής για να εκτελεστεί η σχετική ρουτίνα. </text:span><text:span text:style-name="T15">Όταν ολοκληρωθεί η εκτέλεση της ρουτίνας εξυπηρέτησης της διακοπής, </text:span><text:span text:style-name="T16">η διεύθυνση που βρίσκεται στην κορυφή της στοίβας (</text:span><text:span text:style-name="T4">3000H</text:span><text:span text:style-name="T16">) επανέρχεται στον μετρητή προγράμματος, </text:span><text:span text:style-name="T17">ο δείκτης στοίβας κατεβαίνει 2 θέσεις κάτω</text:span><text:span text:style-name="T16"> και εκτελείται η ρουτίνα που αρχίζει από </text:span><text:span text:style-name="T17">τη </text:span><text:span text:style-name="T16">διεύθυνση </text:span><text:span text:style-name="T5">3000H, </text:span><text:span text:style-name="T17">σύμφωνα με την εντολή </text:span><text:span text:style-name="T21">CALL 3000H</text:span><text:span text:style-name="T16">. </text:span><text:span text:style-name="T17">Όταν ολοκληρωθεί η εκτέλεση και της τελευταίας ρουτίνας, η διεύθυνση στην κορυφή της στοίβας (</text:span><text:span text:style-name="T5">2000H</text:span><text:span text:style-name="T17">) επαναφέρεται στον μετρητή προγράμματος, ο δείκτης στοίβας κατεβαίνει άλλες 2 θέσεις κάτω και συνεχίζεται η εκτέλεση του προγράμματος από τη διεύθυνση </text:span><text:span text:style-name="T5">2001H.</text:span></text:p>
      <text:p text:style-name="P17"/>
      <text:p text:style-name="P10">Η όλη διαδικασία φαίνεται σχηματικά στον παρακάτω πίνακα, όπου δίνονται τα περιεχόμενα του μετρητή προγράμματος και της στοίβας αρχικά (1), μετά την εκτέλεση της εντολής <text:span text:style-name="T21">CALL 3000H</text:span> (2)<text:span text:style-name="T1">, </text:span>μετά την πραγματοποίηση της διακοπής <text:span text:style-name="T1">RST 5.5</text:span> (3), μετά την εκτέλεση της ρουτίνας εξυπηρέτησης της διακοπής (4) και μετά την εκτέλεση της ρουτίνας που καλεί η εντολή <text:span text:style-name="T21">CALL 3000H</text:span> (5)<text:span text:style-name="T1">.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F"/>
        <table:table-column table:style-name="Table3.C"/>
        <table:table-column table:style-name="Table3.B"/>
        <table:table-column table:style-name="Table3.C"/>
        <table:table-column table:style-name="Table3.B"/>
        <table:table-row table:style-name="Table3.1">
          <table:table-cell table:style-name="Table3.A1" table:number-columns-spanned="2" office:value-type="string">
            <text:p text:style-name="P39">1</text:p>
          </table:table-cell>
          <table:covered-table-cell/>
          <table:table-cell table:style-name="Table3.A1" table:number-columns-spanned="2" office:value-type="string">
            <text:p text:style-name="P39">2</text:p>
          </table:table-cell>
          <table:covered-table-cell/>
          <table:table-cell table:style-name="Table3.A1" table:number-columns-spanned="2" office:value-type="string">
            <text:p text:style-name="P39">3</text:p>
          </table:table-cell>
          <table:covered-table-cell/>
          <table:table-cell table:style-name="Table3.A1" table:number-columns-spanned="2" office:value-type="string">
            <text:p text:style-name="P39">4</text:p>
          </table:table-cell>
          <table:covered-table-cell/>
          <table:table-cell table:style-name="Table3.I1" table:number-columns-spanned="2" office:value-type="string">
            <text:p text:style-name="P39">5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40">PC</text:p>
          </table:table-cell>
          <table:table-cell table:style-name="Table3.A2" office:value-type="string">
            <text:p text:style-name="P43">2000H</text:p>
          </table:table-cell>
          <table:table-cell table:style-name="Table3.A2" office:value-type="string">
            <text:p text:style-name="P40">PC</text:p>
          </table:table-cell>
          <table:table-cell table:style-name="Table3.A2" office:value-type="string">
            <text:p text:style-name="P43">3000H</text:p>
          </table:table-cell>
          <table:table-cell table:style-name="Table3.A2" office:value-type="string">
            <text:p text:style-name="P41">PC</text:p>
          </table:table-cell>
          <table:table-cell table:style-name="Table3.A2" office:value-type="string">
            <text:p text:style-name="P35"><text:span text:style-name="T36">(</text:span>RST 5.5<text:span text:style-name="T36">)</text:span></text:p>
          </table:table-cell>
          <table:table-cell table:style-name="Table3.A2" office:value-type="string">
            <text:p text:style-name="P42">PC</text:p>
          </table:table-cell>
          <table:table-cell table:style-name="Table3.A2" office:value-type="string">
            <text:p text:style-name="P45">3000H</text:p>
          </table:table-cell>
          <table:table-cell table:style-name="Table3.A2" office:value-type="string">
            <text:p text:style-name="P42">PC</text:p>
          </table:table-cell>
          <table:table-cell table:style-name="Table3.J2" office:value-type="string">
            <text:p text:style-name="P45">2000H</text:p>
          </table:table-cell>
        </table:table-row>
        <table:table-row table:style-name="Table3.1">
          <table:table-cell table:style-name="Table3.A3" office:value-type="string">
            <text:p text:style-name="P40">SP</text:p>
          </table:table-cell>
          <table:table-cell table:style-name="Table3.A3" office:value-type="string">
            <text:p text:style-name="P43">00H</text:p>
          </table:table-cell>
          <table:table-cell table:style-name="Table3.A3" office:value-type="string">
            <text:p text:style-name="P40">SP</text:p>
          </table:table-cell>
          <table:table-cell table:style-name="Table3.A3" office:value-type="string">
            <text:p text:style-name="P43">00H</text:p>
          </table:table-cell>
          <table:table-cell table:style-name="Table3.A3" office:value-type="string">
            <text:p text:style-name="P41">SP</text:p>
          </table:table-cell>
          <table:table-cell table:style-name="Table3.A3" office:value-type="string">
            <text:p text:style-name="P44">00H</text:p>
          </table:table-cell>
          <table:table-cell table:style-name="Table3.A3" office:value-type="string">
            <text:p text:style-name="P42">SP</text:p>
          </table:table-cell>
          <table:table-cell table:style-name="Table3.A3" office:value-type="string">
            <text:p text:style-name="P45">00H</text:p>
          </table:table-cell>
          <table:table-cell table:style-name="Table3.A3" office:value-type="string">
            <text:p text:style-name="P42">SP</text:p>
          </table:table-cell>
          <table:table-cell table:style-name="Table3.J3" office:value-type="string">
            <text:p text:style-name="P45">00H</text:p>
          </table:table-cell>
        </table:table-row>
        <table:table-row table:style-name="Table3.1">
          <table:table-cell table:style-name="Table3.A3" office:value-type="string">
            <text:p text:style-name="P40">SP+1</text:p>
          </table:table-cell>
          <table:table-cell table:style-name="Table3.A3" office:value-type="string">
            <text:p text:style-name="P43">40H</text:p>
          </table:table-cell>
          <table:table-cell table:style-name="Table3.A3" office:value-type="string">
            <text:p text:style-name="P40">SP+1</text:p>
          </table:table-cell>
          <table:table-cell table:style-name="Table3.A3" office:value-type="string">
            <text:p text:style-name="P43">20H</text:p>
          </table:table-cell>
          <table:table-cell table:style-name="Table3.A3" office:value-type="string">
            <text:p text:style-name="P41">SP+1</text:p>
          </table:table-cell>
          <table:table-cell table:style-name="Table3.A3" office:value-type="string">
            <text:p text:style-name="P44"><text:span text:style-name="T37">3</text:span>0H</text:p>
          </table:table-cell>
          <table:table-cell table:style-name="Table3.A3" office:value-type="string">
            <text:p text:style-name="P42">SP+1</text:p>
          </table:table-cell>
          <table:table-cell table:style-name="Table3.A3" office:value-type="string">
            <text:p text:style-name="P45">20H</text:p>
          </table:table-cell>
          <table:table-cell table:style-name="Table3.A3" office:value-type="string">
            <text:p text:style-name="P42">SP+1</text:p>
          </table:table-cell>
          <table:table-cell table:style-name="Table3.J3" office:value-type="string">
            <text:p text:style-name="P45">40H</text:p>
          </table:table-cell>
        </table:table-row>
        <table:table-row table:style-name="Table3.1"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0">SP+2</text:p>
          </table:table-cell>
          <table:table-cell table:style-name="Table3.A3" office:value-type="string">
            <text:p text:style-name="P43">00H</text:p>
          </table:table-cell>
          <table:table-cell table:style-name="Table3.A3" office:value-type="string">
            <text:p text:style-name="P41">SP+2</text:p>
          </table:table-cell>
          <table:table-cell table:style-name="Table3.A3" office:value-type="string">
            <text:p text:style-name="P44">00H</text:p>
          </table:table-cell>
          <table:table-cell table:style-name="Table3.A3" office:value-type="string">
            <text:p text:style-name="P42">SP+2</text:p>
          </table:table-cell>
          <table:table-cell table:style-name="Table3.A3" office:value-type="string">
            <text:p text:style-name="P45">00H</text:p>
          </table:table-cell>
          <table:table-cell table:style-name="Table3.A3" office:value-type="string">
            <text:p text:style-name="P44"/>
          </table:table-cell>
          <table:table-cell table:style-name="Table3.J3" office:value-type="string">
            <text:p text:style-name="P44"/>
          </table:table-cell>
        </table:table-row>
        <table:table-row table:style-name="Table3.1"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0">SP+3</text:p>
          </table:table-cell>
          <table:table-cell table:style-name="Table3.A3" office:value-type="string">
            <text:p text:style-name="P43">40H</text:p>
          </table:table-cell>
          <table:table-cell table:style-name="Table3.A3" office:value-type="string">
            <text:p text:style-name="P41">SP+3</text:p>
          </table:table-cell>
          <table:table-cell table:style-name="Table3.A3" office:value-type="string">
            <text:p text:style-name="P44"><text:span text:style-name="T37">2</text:span>0H</text:p>
          </table:table-cell>
          <table:table-cell table:style-name="Table3.A3" office:value-type="string">
            <text:p text:style-name="P42">SP+3</text:p>
          </table:table-cell>
          <table:table-cell table:style-name="Table3.A3" office:value-type="string">
            <text:p text:style-name="P45">40H</text:p>
          </table:table-cell>
          <table:table-cell table:style-name="Table3.A3" office:value-type="string">
            <text:p text:style-name="P44"/>
          </table:table-cell>
          <table:table-cell table:style-name="Table3.J3" office:value-type="string">
            <text:p text:style-name="P44"/>
          </table:table-cell>
        </table:table-row>
        <table:table-row table:style-name="Table3.1"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1">SP+<text:span text:style-name="T37">4</text:span></text:p>
          </table:table-cell>
          <table:table-cell table:style-name="Table3.A3" office:value-type="string">
            <text:p text:style-name="P44"><text:span text:style-name="T37">0</text:span>0H</text:p>
          </table:table-cell>
          <table:table-cell table:style-name="Table3.A3" office:value-type="string">
            <text:p text:style-name="P44"/>
          </table:table-cell>
          <table:table-cell table:style-name="Table3.A3" office:value-type="string">
            <text:p text:style-name="P44"/>
          </table:table-cell>
          <table:table-cell table:style-name="Table3.A3" office:value-type="string">
            <text:p text:style-name="P44"/>
          </table:table-cell>
          <table:table-cell table:style-name="Table3.J3" office:value-type="string">
            <text:p text:style-name="P44"/>
          </table:table-cell>
        </table:table-row>
        <table:table-row table:style-name="Table3.1">
          <table:table-cell table:style-name="Table3.A8" office:value-type="string">
            <text:p text:style-name="P41"/>
          </table:table-cell>
          <table:table-cell table:style-name="Table3.A8" office:value-type="string">
            <text:p text:style-name="P41"/>
          </table:table-cell>
          <table:table-cell table:style-name="Table3.A8" office:value-type="string">
            <text:p text:style-name="P41"/>
          </table:table-cell>
          <table:table-cell table:style-name="Table3.A8" office:value-type="string">
            <text:p text:style-name="P41"/>
          </table:table-cell>
          <table:table-cell table:style-name="Table3.A8" office:value-type="string">
            <text:p text:style-name="P41">SP+<text:span text:style-name="T37">5</text:span></text:p>
          </table:table-cell>
          <table:table-cell table:style-name="Table3.A8" office:value-type="string">
            <text:p text:style-name="P44">40H</text:p>
          </table:table-cell>
          <table:table-cell table:style-name="Table3.A8" office:value-type="string">
            <text:p text:style-name="P44"/>
          </table:table-cell>
          <table:table-cell table:style-name="Table3.A8" office:value-type="string">
            <text:p text:style-name="P44"/>
          </table:table-cell>
          <table:table-cell table:style-name="Table3.A8" office:value-type="string">
            <text:p text:style-name="P44"/>
          </table:table-cell>
          <table:table-cell table:style-name="Table3.J8" office:value-type="string">
            <text:p text:style-name="P44"/>
          </table:table-cell>
        </table:table-row>
      </table:table>
      <text:p text:style-name="P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5η Άσκηση</text:p>
      <text:p text:style-name="P13"/>
      <text:p text:style-name="P38">Δίνεται το παρακάτω πρόγραμμα μετά από τροποποίηση του σχετικού παραδείγματος των διαφανειών. Ο μετρητής δεδομένων ξεκινάει απ’ το 64, αφού έχουμε 2 τμήματα για καθένα από τα 32 δεδομένα. Η ρουτίνα εξυπηρέτησης της διακοπής ελέγχει με κάθε είσοδο το <text:span text:style-name="T1">LSB </text:span>του μετρητή για να διαπιστώσει αν δέχεται τα 4 <text:span text:style-name="T1">LSB </text:span>ή τα 4 <text:span text:style-name="T1">MSB </text:span>του κάθε δεδομένου. Στην είσοδο εφαρμόζεται κατάλληλη μάσκα για να μηδενιστούν τα αδιάφορα 4 <text:span text:style-name="T1">MSB </text:span>αυτής. Τέλος, για να προκύψει ο μέσος όρος γίνεται 3 φορές ολίσθηση αριστερά του αθροίσματος των δεδομένων.</text:p>
      <text:p text:style-name="P13"/>
      <text:p text:style-name="P25"><text:span text:style-name="T5"><text:tab/></text:span><text:span text:style-name="T29">MVI</text:span><text:span text:style-name="T58"> A,</text:span><text:span text:style-name="T34">0Eh</text:span><text:span text:style-name="T58"><text:tab/><text:tab/></text:span><text:span text:style-name="T45">;Μάσκα διακοπών</text:span></text:p>
      <text:p text:style-name="P26"><text:span text:style-name="T5"><text:tab/></text:span><text:span text:style-name="T28">SIM</text:span></text:p>
      <text:p text:style-name="P26"><text:span text:style-name="T5"><text:tab/></text:span><text:span text:style-name="T28">LXI</text:span><text:span text:style-name="T5"> H,</text:span><text:span text:style-name="T33">0</text:span><text:span text:style-name="T5"><text:tab/><text:tab/><text:tab/></text:span><text:span text:style-name="T44">;Συσσωρευτής δεδομένων</text:span></text:p>
      <text:p text:style-name="P26"><text:span text:style-name="T5"><text:tab/></text:span><text:span text:style-name="T28">MVI</text:span><text:span text:style-name="T5"> C,</text:span><text:span text:style-name="T33">64d</text:span><text:span text:style-name="T5"><text:tab/><text:tab/></text:span><text:span text:style-name="T44">;64 δεκαδικό στον μετρητή δεδομένων</text:span></text:p>
      <text:p text:style-name="P26"><text:span text:style-name="T5"><text:tab/></text:span><text:span text:style-name="T28">EI</text:span><text:span text:style-name="T5"><text:tab/><text:tab/><text:tab/><text:tab/></text:span><text:span text:style-name="T44">;Ενεργοποίηση διακοπών</text:span></text:p>
      <text:p text:style-name="P26"><text:span text:style-name="T41">ADDR</text:span><text:span text:style-name="T5">:<text:tab/><text:tab/><text:tab/><text:tab/></text:span><text:span text:style-name="T44">;Αναμονή δεδομένων</text:span></text:p>
      <text:p text:style-name="P26"><text:span text:style-name="T5"><text:tab/></text:span><text:span text:style-name="T28">MVI</text:span><text:span text:style-name="T5"> A,C</text:span></text:p>
      <text:p text:style-name="P26"><text:span text:style-name="T5"><text:tab/></text:span><text:span text:style-name="T28">CPI</text:span><text:span text:style-name="T5"> </text:span><text:span text:style-name="T33">0</text:span></text:p>
      <text:p text:style-name="P26"><text:span text:style-name="T5"><text:tab/></text:span><text:span text:style-name="T28">JNZ</text:span><text:span text:style-name="T5"> </text:span><text:span text:style-name="T41">ADDR</text:span><text:span text:style-name="T5"><text:tab/><text:tab/></text:span><text:span text:style-name="T44">;Έλεγχος εισόδου όλων των δεδομένων</text:span></text:p>
      <text:p text:style-name="P26"><text:span text:style-name="T5"><text:tab/></text:span><text:span text:style-name="T39">DI</text:span><text:span text:style-name="T5"><text:tab/><text:tab/><text:tab/><text:tab/></text:span><text:span text:style-name="T44">;Απενεργοποίηση διακοπών</text:span></text:p>
      <text:p text:style-name="P26"><text:span text:style-name="T5"><text:tab/></text:span><text:span text:style-name="T28">DAD</text:span><text:span text:style-name="T5"> H<text:tab/><text:tab/><text:tab/></text:span><text:span text:style-name="T44">;3 φορές πρόσθεση του H-L στον εαυτό του για ολίσθηση 3 φορές αριστερά</text:span></text:p>
      <text:p text:style-name="P26"><text:span text:style-name="T5"><text:tab/></text:span><text:span text:style-name="T28">DAD</text:span><text:span text:style-name="T5"> H</text:span></text:p>
      <text:p text:style-name="P26"><text:span text:style-name="T5"><text:tab/></text:span><text:span text:style-name="T28">DAD</text:span><text:span text:style-name="T5"> H</text:span></text:p>
      <text:p text:style-name="P27"><text:tab/></text:p>
      <text:p text:style-name="P26"><text:span text:style-name="T5"><text:tab/></text:span><text:span text:style-name="T28">HLT</text:span></text:p>
      <text:p text:style-name="P27"/>
      <text:p text:style-name="P27"/>
      <text:p text:style-name="P26"><text:span text:style-name="T5">002C: </text:span><text:span text:style-name="T28">JMP</text:span><text:span text:style-name="T5"> </text:span><text:span text:style-name="T41">RST5.5</text:span></text:p>
      <text:p text:style-name="P27"/>
      <text:p text:style-name="P26"><text:span text:style-name="T41">RST5.5</text:span><text:span text:style-name="T5">:</text:span></text:p>
      <text:p text:style-name="P26"><text:span text:style-name="T5"><text:tab/></text:span><text:span text:style-name="T28">PUSH</text:span><text:span text:style-name="T5"> PSW</text:span></text:p>
      <text:p text:style-name="P27"><text:tab/></text:p>
      <text:p text:style-name="P26"><text:span text:style-name="T5"><text:tab/></text:span><text:span text:style-name="T28">MOV</text:span><text:span text:style-name="T5"> A,C</text:span></text:p>
      <text:p text:style-name="P26"><text:span text:style-name="T5"><text:tab/></text:span><text:span text:style-name="T28">ANI</text:span><text:span text:style-name="T5"> </text:span><text:span text:style-name="T33">00000001b</text:span><text:span text:style-name="T5"><text:tab/></text:span><text:span text:style-name="T44">;00000001 δυαδικό για το LSB</text:span></text:p>
      <text:p text:style-name="P26"><text:span text:style-name="T5"><text:tab/></text:span><text:span text:style-name="T28">JPO</text:span><text:span text:style-name="T5"> </text:span><text:span text:style-name="T41">GET4MSB</text:span><text:span text:style-name="T5"><text:tab/><text:tab/></text:span><text:span text:style-name="T44">;Έλεγχος αν λάβαμε τα LSB ή τα MSB του δεδομένου</text:span></text:p>
      <text:p text:style-name="P26"><text:span text:style-name="T5"><text:tab/></text:span><text:span text:style-name="T28">IN</text:span><text:span text:style-name="T5"> PORT_IN<text:tab/><text:tab/></text:span><text:span text:style-name="T44">;Είσοδος των 4 LSB του δεδομένου</text:span></text:p>
      <text:p text:style-name="P26"><text:span text:style-name="T5"><text:tab/></text:span><text:span text:style-name="T28">ANI</text:span><text:span text:style-name="T5"> </text:span><text:span text:style-name="T33">00001111b</text:span><text:span text:style-name="T5"><text:tab/></text:span><text:span text:style-name="T44">;00001111 δυαδικό για τα 4 LSB της πόρτας</text:span></text:p>
      <text:p text:style-name="P26"><text:span text:style-name="T5"><text:tab/></text:span><text:span text:style-name="T28">MOV</text:span><text:span text:style-name="T5"> B,A<text:tab/><text:tab/><text:tab/></text:span><text:span text:style-name="T44">;Προσωρινή αποθήκευση μέχρι να λάβουμε τα MSB του δεδομένου</text:span></text:p>
      <text:p text:style-name="P26"><text:span text:style-name="T5"><text:tab/></text:span><text:span text:style-name="T28">JMP</text:span><text:span text:style-name="T5"> </text:span><text:span text:style-name="T41">GOT4LSB</text:span><text:span text:style-name="T5"><text:tab/><text:tab/></text:span><text:span text:style-name="T44">;Επιστροφή στο πρόγραμμα μέχρι να ληφθούν τα MSB του δεδομένου</text:span></text:p>
      <text:p text:style-name="P26"><text:span text:style-name="T41">GET4MSB</text:span><text:span text:style-name="T5">:<text:tab/><text:tab/><text:tab/></text:span><text:span text:style-name="T44">;Επεξεργασία των MSB του δεδομένου</text:span></text:p>
      <text:p text:style-name="P26"><text:span text:style-name="T5"><text:tab/></text:span><text:span text:style-name="T28">IN</text:span><text:span text:style-name="T5"> PORT_IN<text:tab/><text:tab/></text:span><text:span text:style-name="T44">;Είσοδος των 4 MSB του δεδομένου</text:span></text:p>
      <text:p text:style-name="P26"><text:span text:style-name="T5"><text:tab/></text:span><text:span text:style-name="T28">ANI</text:span><text:span text:style-name="T5"> </text:span><text:span text:style-name="T33">00001111b</text:span></text:p>
      <text:p text:style-name="P26"><text:span text:style-name="T5"><text:tab/></text:span><text:span text:style-name="T28">RLC</text:span><text:span text:style-name="T5"><text:tab/><text:tab/><text:tab/><text:tab/></text:span><text:span text:style-name="T44">;4 φορές ολίσθηση για να τοποθετηθεί το τμήμα του δεδομένου στα MSB</text:span></text:p>
      <text:p text:style-name="P26"><text:span text:style-name="T5"><text:tab/></text:span><text:span text:style-name="T28">RLC</text:span><text:span text:style-name="T5"><text:tab/><text:tab/><text:tab/><text:tab/></text:span><text:span text:style-name="T44">;</text:span></text:p>
      <text:p text:style-name="P26"><text:span text:style-name="T5"><text:tab/></text:span><text:span text:style-name="T28">RLC</text:span><text:span text:style-name="T5"><text:tab/><text:tab/><text:tab/><text:tab/></text:span><text:span text:style-name="T44">;</text:span></text:p>
      <text:p text:style-name="P26"><text:span text:style-name="T5"><text:tab/></text:span><text:span text:style-name="T28">RLC</text:span><text:span text:style-name="T5"><text:tab/><text:tab/><text:tab/><text:tab/></text:span><text:span text:style-name="T44">;</text:span></text:p>
      <text:p text:style-name="P26"><text:span text:style-name="T5"><text:tab/></text:span><text:span text:style-name="T28">ORA</text:span><text:span text:style-name="T5"> B<text:tab/><text:tab/><text:tab/></text:span><text:span text:style-name="T44">;Ένωση με τα LSB του δεδομένου</text:span></text:p>
      <text:p text:style-name="P27"><text:tab/></text:p>
      <text:p text:style-name="P26"><text:span text:style-name="T5"><text:tab/></text:span><text:span text:style-name="T28">MVI</text:span><text:span text:style-name="T5"> D,</text:span><text:span text:style-name="T33">0</text:span></text:p>
      <text:p text:style-name="P26"><text:span text:style-name="T5"><text:tab/></text:span><text:span text:style-name="T28">MVI</text:span><text:span text:style-name="T5"> E,A</text:span></text:p>
      <text:p text:style-name="P26"><text:span text:style-name="T5"><text:tab/></text:span><text:span text:style-name="T28">DAD</text:span><text:span text:style-name="T5"> D<text:tab/><text:tab/><text:tab/></text:span><text:span text:style-name="T44">;Πρόσθεση δεδομένων</text:span></text:p>
      <text:p text:style-name="P26"><text:span text:style-name="T5"><text:tab/></text:span><text:span text:style-name="T28">DCR</text:span><text:span text:style-name="T5"> C<text:tab/><text:tab/><text:tab/></text:span><text:span text:style-name="T44">;Μείωση μετρητή</text:span></text:p>
      <text:p text:style-name="P26"><text:span text:style-name="T41">GOT4LSB</text:span><text:span text:style-name="T5">:</text:span></text:p>
      <text:p text:style-name="P26"><text:span text:style-name="T5"><text:tab/></text:span><text:span text:style-name="T28">POP</text:span><text:span text:style-name="T5"> PSW</text:span></text:p>
      <text:p text:style-name="P26"><text:span text:style-name="T5"><text:tab/></text:span><text:span text:style-name="T28">EI</text:span></text:p>
      <text:p text:style-name="P26"><text:span text:style-name="T5"><text:tab/></text:span><text:span text:style-name="T28">RET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7"><text:span text:style-name="T64">Σημείωση</text:span><text:span text:style-name="T65">: Η επεξεργασία του κώδικα των προγραμμάτων έγινε στο </text:span><text:a xlink:type="simple" xlink:href="https://notepad-plus-plus.org/" text:style-name="Internet_20_link" text:visited-style-name="Visited_20_Internet_20_Link"><text:span text:style-name="T62">Notepad++</text:span></text:a><text:span text:style-name="T57"> </text:span><text:span text:style-name="T66">7.6.6 </text:span><text:span text:style-name="T60">Rev 2</text:span><text:span text:style-name="T59"> portable </text:span><text:span text:style-name="T66">και η συγγραφή της παρούσας αναφοράς έγινε στο </text:span><text:a xlink:type="simple" xlink:href="https://www.libreoffice.org/" text:style-name="Internet_20_link" text:visited-style-name="Visited_20_Internet_20_Link"><text:span text:style-name="T63">LibreOffice</text:span></text:a><text:span text:style-name="T59"> 6.</text:span><text:span text:style-name="T61">3</text:span><text:span text:style-name="T59">.</text:span><text:span text:style-name="T61">1 </text:span><text:span text:style-name="T59">portable.</text:span>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967cm" fo:margin-left="1.005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15T13:52:44.585000000</meta:creation-date>
    <meta:editing-duration>PT4H57M10S</meta:editing-duration>
    <meta:editing-cycles>76</meta:editing-cycles>
    <meta:generator>LibreOffice/6.3.1.2$Windows_x86 LibreOffice_project/b79626edf0065ac373bd1df5c28bd630b4424273</meta:generator>
    <dc:date>2019-09-22T15:19:59.824000000</dc:date>
    <meta:document-statistic meta:table-count="1" meta:image-count="0" meta:object-count="0" meta:page-count="6" meta:paragraph-count="354" meta:word-count="1291" meta:character-count="7315" meta:non-whitespace-character-count="5934"/>
  </office:meta>
</office:document-meta>
</file>